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20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3"/>
    </style:style>
    <style:style style:name="ce21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4"/>
    </style:style>
    <style:style style:name="ce2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5"/>
    </style:style>
    <style:style style:name="ce20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6"/>
    </style:style>
    <style:style style:name="ce22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7"/>
    </style:style>
    <style:style style:name="ce23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8"/>
    </style:style>
    <style:style style:name="ce22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9"/>
    </style:style>
    <style:style style:name="ce23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90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325" style:family="table-cell" style:parent-style-name="Default">
      <style:map style:condition="is-true-formula([.C183]=0)" style:apply-style-name="Cellule_20_grisée" style:base-cell-address="Feuille1.D183"/>
    </style:style>
    <style:style style:name="ce326" style:family="table-cell" style:parent-style-name="Default">
      <style:map style:condition="is-true-formula([.C184]=0)" style:apply-style-name="Cellule_20_grisée" style:base-cell-address="Feuille1.D184"/>
    </style:style>
    <style:style style:name="ce342" style:family="table-cell" style:parent-style-name="Default">
      <style:map style:condition="is-true-formula([.C185]=0)" style:apply-style-name="Cellule_20_grisée" style:base-cell-address="Feuille1.D185"/>
    </style:style>
    <style:style style:name="ce368" style:family="table-cell" style:parent-style-name="Default">
      <style:map style:condition="is-true-formula([.C186]=0)" style:apply-style-name="Cellule_20_grisée" style:base-cell-address="Feuille1.D186"/>
    </style:style>
    <style:style style:name="ce345" style:family="table-cell" style:parent-style-name="Default">
      <style:map style:condition="is-true-formula([.C187]=0)" style:apply-style-name="Cellule_20_grisée" style:base-cell-address="Feuille1.D187"/>
    </style:style>
    <style:style style:name="ce375" style:family="table-cell" style:parent-style-name="Default">
      <style:map style:condition="is-true-formula([.C188]=0)" style:apply-style-name="Cellule_20_grisée" style:base-cell-address="Feuille1.D188"/>
    </style:style>
    <style:style style:name="ce383" style:family="table-cell" style:parent-style-name="Default">
      <style:map style:condition="is-true-formula([.C189]=0)" style:apply-style-name="Cellule_20_grisée" style:base-cell-address="Feuille1.D189"/>
    </style:style>
    <style:style style:name="ce380" style:family="table-cell" style:parent-style-name="Default">
      <style:map style:condition="is-true-formula([.C190]=0)" style:apply-style-name="Cellule_20_grisée" style:base-cell-address="Feuille1.D190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422" style:family="table-cell" style:parent-style-name="Default">
      <style:map style:condition="is-true-formula([.C183]=0)" style:apply-style-name="Cellule_20_grisée" style:base-cell-address="Feuille1.E183"/>
    </style:style>
    <style:style style:name="ce423" style:family="table-cell" style:parent-style-name="Default">
      <style:map style:condition="is-true-formula([.C184]=0)" style:apply-style-name="Cellule_20_grisée" style:base-cell-address="Feuille1.E184"/>
    </style:style>
    <style:style style:name="ce424" style:family="table-cell" style:parent-style-name="Default">
      <style:map style:condition="is-true-formula([.C185]=0)" style:apply-style-name="Cellule_20_grisée" style:base-cell-address="Feuille1.E185"/>
    </style:style>
    <style:style style:name="ce420" style:family="table-cell" style:parent-style-name="Default">
      <style:map style:condition="is-true-formula([.C186]=0)" style:apply-style-name="Cellule_20_grisée" style:base-cell-address="Feuille1.E186"/>
    </style:style>
    <style:style style:name="ce399" style:family="table-cell" style:parent-style-name="Default">
      <style:map style:condition="is-true-formula([.D187]=0)" style:apply-style-name="Cellule_20_grisée" style:base-cell-address="Feuille1.E187"/>
    </style:style>
    <style:style style:name="ce443" style:family="table-cell" style:parent-style-name="Default">
      <style:map style:condition="is-true-formula([.C188]=0)" style:apply-style-name="Cellule_20_grisée" style:base-cell-address="Feuille1.E188"/>
    </style:style>
    <style:style style:name="ce454" style:family="table-cell" style:parent-style-name="Default">
      <style:map style:condition="is-true-formula([.C189]=0)" style:apply-style-name="Cellule_20_grisée" style:base-cell-address="Feuille1.E189"/>
    </style:style>
    <style:style style:name="ce445" style:family="table-cell" style:parent-style-name="Default">
      <style:map style:condition="is-true-formula([.C190]=0)" style:apply-style-name="Cellule_20_grisée" style:base-cell-address="Feuille1.E190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51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3"/>
    </style:style>
    <style:style style:name="ce2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4"/>
    </style:style>
    <style:style style:name="ce5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5"/>
    </style:style>
    <style:style style:name="ce5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6"/>
    </style:style>
    <style:style style:name="ce5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7"/>
    </style:style>
    <style:style style:name="ce50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8"/>
    </style:style>
    <style:style style:name="ce4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9"/>
    </style:style>
    <style:style style:name="ce51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90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543" style:family="table-cell" style:parent-style-name="Default">
      <style:map style:condition="is-true-formula([.F183]=0)" style:apply-style-name="Cellule_20_grisée" style:base-cell-address="Feuille1.G183"/>
    </style:style>
    <style:style style:name="ce544" style:family="table-cell" style:parent-style-name="Default">
      <style:map style:condition="is-true-formula([.F184]=0)" style:apply-style-name="Cellule_20_grisée" style:base-cell-address="Feuille1.G184"/>
    </style:style>
    <style:style style:name="ce545" style:family="table-cell" style:parent-style-name="Default">
      <style:map style:condition="is-true-formula([.F185]=0)" style:apply-style-name="Cellule_20_grisée" style:base-cell-address="Feuille1.G185"/>
    </style:style>
    <style:style style:name="ce531" style:family="table-cell" style:parent-style-name="Default">
      <style:map style:condition="is-true-formula([.F186]=0)" style:apply-style-name="Cellule_20_grisée" style:base-cell-address="Feuille1.G186"/>
    </style:style>
    <style:style style:name="ce546" style:family="table-cell" style:parent-style-name="Default">
      <style:map style:condition="is-true-formula([.F187]=0)" style:apply-style-name="Cellule_20_grisée" style:base-cell-address="Feuille1.G187"/>
    </style:style>
    <style:style style:name="ce533" style:family="table-cell" style:parent-style-name="Default">
      <style:map style:condition="is-true-formula([.F188]=0)" style:apply-style-name="Cellule_20_grisée" style:base-cell-address="Feuille1.G188"/>
    </style:style>
    <style:style style:name="ce547" style:family="table-cell" style:parent-style-name="Default">
      <style:map style:condition="is-true-formula([.F189]=0)" style:apply-style-name="Cellule_20_grisée" style:base-cell-address="Feuille1.G189"/>
    </style:style>
    <style:style style:name="ce536" style:family="table-cell" style:parent-style-name="Default">
      <style:map style:condition="is-true-formula([.F190]=0)" style:apply-style-name="Cellule_20_grisée" style:base-cell-address="Feuille1.G190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567" style:family="table-cell" style:parent-style-name="Default">
      <style:map style:condition="is-true-formula([.G183]=0)" style:apply-style-name="Cellule_20_grisée" style:base-cell-address="Feuille1.H183"/>
    </style:style>
    <style:style style:name="ce568" style:family="table-cell" style:parent-style-name="Default">
      <style:map style:condition="is-true-formula([.G184]=0)" style:apply-style-name="Cellule_20_grisée" style:base-cell-address="Feuille1.H184"/>
    </style:style>
    <style:style style:name="ce569" style:family="table-cell" style:parent-style-name="Default">
      <style:map style:condition="is-true-formula([.G185]=0)" style:apply-style-name="Cellule_20_grisée" style:base-cell-address="Feuille1.H185"/>
    </style:style>
    <style:style style:name="ce549" style:family="table-cell" style:parent-style-name="Default">
      <style:map style:condition="is-true-formula([.G186]=0)" style:apply-style-name="Cellule_20_grisée" style:base-cell-address="Feuille1.H186"/>
    </style:style>
    <style:style style:name="ce521" style:family="table-cell" style:parent-style-name="Default">
      <style:map style:condition="is-true-formula([.G187]=0)" style:apply-style-name="Cellule_20_grisée" style:base-cell-address="Feuille1.H187"/>
    </style:style>
    <style:style style:name="ce551" style:family="table-cell" style:parent-style-name="Default">
      <style:map style:condition="is-true-formula([.G188]=0)" style:apply-style-name="Cellule_20_grisée" style:base-cell-address="Feuille1.H188"/>
    </style:style>
    <style:style style:name="ce573" style:family="table-cell" style:parent-style-name="Default">
      <style:map style:condition="is-true-formula([.G189]=0)" style:apply-style-name="Cellule_20_grisée" style:base-cell-address="Feuille1.H189"/>
    </style:style>
    <style:style style:name="ce553" style:family="table-cell" style:parent-style-name="Default">
      <style:map style:condition="is-true-formula([.G190]=0)" style:apply-style-name="Cellule_20_grisée" style:base-cell-address="Feuille1.H19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6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3"/>
    </style:style>
    <style:style style:name="ce96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4"/>
    </style:style>
    <style:style style:name="ce96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5"/>
    </style:style>
    <style:style style:name="ce57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6"/>
    </style:style>
    <style:style style:name="ce97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7"/>
    </style:style>
    <style:style style:name="ce57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8"/>
    </style:style>
    <style:style style:name="ce97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9"/>
    </style:style>
    <style:style style:name="ce57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90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976" style:family="table-cell" style:parent-style-name="Default">
      <style:map style:condition="is-true-formula([.I183]=0)" style:apply-style-name="Cellule_20_grisée" style:base-cell-address="Feuille1.J183"/>
    </style:style>
    <style:style style:name="ce977" style:family="table-cell" style:parent-style-name="Default">
      <style:map style:condition="is-true-formula([.I184]=0)" style:apply-style-name="Cellule_20_grisée" style:base-cell-address="Feuille1.J184"/>
    </style:style>
    <style:style style:name="ce978" style:family="table-cell" style:parent-style-name="Default">
      <style:map style:condition="is-true-formula([.I185]=0)" style:apply-style-name="Cellule_20_grisée" style:base-cell-address="Feuille1.J185"/>
    </style:style>
    <style:style style:name="ce583" style:family="table-cell" style:parent-style-name="Default">
      <style:map style:condition="is-true-formula([.I186]=0)" style:apply-style-name="Cellule_20_grisée" style:base-cell-address="Feuille1.J186"/>
    </style:style>
    <style:style style:name="ce984" style:family="table-cell" style:parent-style-name="Default">
      <style:map style:condition="is-true-formula([.I187]=0)" style:apply-style-name="Cellule_20_grisée" style:base-cell-address="Feuille1.J187"/>
    </style:style>
    <style:style style:name="ce585" style:family="table-cell" style:parent-style-name="Default">
      <style:map style:condition="is-true-formula([.I188]=0)" style:apply-style-name="Cellule_20_grisée" style:base-cell-address="Feuille1.J188"/>
    </style:style>
    <style:style style:name="ce985" style:family="table-cell" style:parent-style-name="Default">
      <style:map style:condition="is-true-formula([.I189]=0)" style:apply-style-name="Cellule_20_grisée" style:base-cell-address="Feuille1.J189"/>
    </style:style>
    <style:style style:name="ce587" style:family="table-cell" style:parent-style-name="Default">
      <style:map style:condition="is-true-formula([.I190]=0)" style:apply-style-name="Cellule_20_grisée" style:base-cell-address="Feuille1.J190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96" style:family="table-cell" style:parent-style-name="Default">
      <style:map style:condition="is-true-formula([.J183]=0)" style:apply-style-name="Cellule_20_grisée" style:base-cell-address="Feuille1.K183"/>
    </style:style>
    <style:style style:name="ce997" style:family="table-cell" style:parent-style-name="Default">
      <style:map style:condition="is-true-formula([.J184]=0)" style:apply-style-name="Cellule_20_grisée" style:base-cell-address="Feuille1.K184"/>
    </style:style>
    <style:style style:name="ce998" style:family="table-cell" style:parent-style-name="Default">
      <style:map style:condition="is-true-formula([.J185]=0)" style:apply-style-name="Cellule_20_grisée" style:base-cell-address="Feuille1.K185"/>
    </style:style>
    <style:style style:name="ce596" style:family="table-cell" style:parent-style-name="Default">
      <style:map style:condition="is-true-formula([.J186]=0)" style:apply-style-name="Cellule_20_grisée" style:base-cell-address="Feuille1.K186"/>
    </style:style>
    <style:style style:name="ce999" style:family="table-cell" style:parent-style-name="Default">
      <style:map style:condition="is-true-formula([.J187]=0)" style:apply-style-name="Cellule_20_grisée" style:base-cell-address="Feuille1.K187"/>
    </style:style>
    <style:style style:name="ce598" style:family="table-cell" style:parent-style-name="Default">
      <style:map style:condition="is-true-formula([.J188]=0)" style:apply-style-name="Cellule_20_grisée" style:base-cell-address="Feuille1.K188"/>
    </style:style>
    <style:style style:name="ce1000" style:family="table-cell" style:parent-style-name="Default">
      <style:map style:condition="is-true-formula([.J189]=0)" style:apply-style-name="Cellule_20_grisée" style:base-cell-address="Feuille1.K189"/>
    </style:style>
    <style:style style:name="ce600" style:family="table-cell" style:parent-style-name="Default">
      <style:map style:condition="is-true-formula([.J190]=0)" style:apply-style-name="Cellule_20_grisée" style:base-cell-address="Feuille1.K190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101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3"/>
    </style:style>
    <style:style style:name="ce10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4"/>
    </style:style>
    <style:style style:name="ce102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5"/>
    </style:style>
    <style:style style:name="ce98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6"/>
    </style:style>
    <style:style style:name="ce102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7"/>
    </style:style>
    <style:style style:name="ce9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8"/>
    </style:style>
    <style:style style:name="ce10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9"/>
    </style:style>
    <style:style style:name="ce98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90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1030" style:family="table-cell" style:parent-style-name="Default">
      <style:map style:condition="is-true-formula([.L183]=0)" style:apply-style-name="Cellule_20_grisée" style:base-cell-address="Feuille1.M183"/>
    </style:style>
    <style:style style:name="ce1031" style:family="table-cell" style:parent-style-name="Default">
      <style:map style:condition="is-true-formula([.L184]=0)" style:apply-style-name="Cellule_20_grisée" style:base-cell-address="Feuille1.M184"/>
    </style:style>
    <style:style style:name="ce1032" style:family="table-cell" style:parent-style-name="Default">
      <style:map style:condition="is-true-formula([.L185]=0)" style:apply-style-name="Cellule_20_grisée" style:base-cell-address="Feuille1.M185"/>
    </style:style>
    <style:style style:name="ce1001" style:family="table-cell" style:parent-style-name="Default">
      <style:map style:condition="is-true-formula([.L186]=0)" style:apply-style-name="Cellule_20_grisée" style:base-cell-address="Feuille1.M186"/>
    </style:style>
    <style:style style:name="ce1033" style:family="table-cell" style:parent-style-name="Default">
      <style:map style:condition="is-true-formula([.L187]=0)" style:apply-style-name="Cellule_20_grisée" style:base-cell-address="Feuille1.M187"/>
    </style:style>
    <style:style style:name="ce1003" style:family="table-cell" style:parent-style-name="Default">
      <style:map style:condition="is-true-formula([.L188]=0)" style:apply-style-name="Cellule_20_grisée" style:base-cell-address="Feuille1.M188"/>
    </style:style>
    <style:style style:name="ce1034" style:family="table-cell" style:parent-style-name="Default">
      <style:map style:condition="is-true-formula([.L189]=0)" style:apply-style-name="Cellule_20_grisée" style:base-cell-address="Feuille1.M189"/>
    </style:style>
    <style:style style:name="ce1005" style:family="table-cell" style:parent-style-name="Default">
      <style:map style:condition="is-true-formula([.L190]=0)" style:apply-style-name="Cellule_20_grisée" style:base-cell-address="Feuille1.M190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1039" style:family="table-cell" style:parent-style-name="Default">
      <style:map style:condition="is-true-formula([.M183]=0)" style:apply-style-name="Cellule_20_grisée" style:base-cell-address="Feuille1.N183"/>
    </style:style>
    <style:style style:name="ce1040" style:family="table-cell" style:parent-style-name="Default">
      <style:map style:condition="is-true-formula([.M184]=0)" style:apply-style-name="Cellule_20_grisée" style:base-cell-address="Feuille1.N184"/>
    </style:style>
    <style:style style:name="ce1041" style:family="table-cell" style:parent-style-name="Default">
      <style:map style:condition="is-true-formula([.M185]=0)" style:apply-style-name="Cellule_20_grisée" style:base-cell-address="Feuille1.N185"/>
    </style:style>
    <style:style style:name="ce1013" style:family="table-cell" style:parent-style-name="Default">
      <style:map style:condition="is-true-formula([.M186]=0)" style:apply-style-name="Cellule_20_grisée" style:base-cell-address="Feuille1.N186"/>
    </style:style>
    <style:style style:name="ce603" style:family="table-cell" style:parent-style-name="Default">
      <style:map style:condition="is-true-formula([.M187]=0)" style:apply-style-name="Cellule_20_grisée" style:base-cell-address="Feuille1.N187"/>
      <style:map style:condition="is-true-formula(AND([.M187]&lt;&gt;0;#REF!=&quot;&quot;))" style:apply-style-name="Cellule_20_invalide" style:base-cell-address="Feuille1.N187"/>
    </style:style>
    <style:style style:name="ce1015" style:family="table-cell" style:parent-style-name="Default">
      <style:map style:condition="is-true-formula([.M188]=0)" style:apply-style-name="Cellule_20_grisée" style:base-cell-address="Feuille1.N188"/>
    </style:style>
    <style:style style:name="ce1043" style:family="table-cell" style:parent-style-name="Default">
      <style:map style:condition="is-true-formula([.M189]=0)" style:apply-style-name="Cellule_20_grisée" style:base-cell-address="Feuille1.N189"/>
    </style:style>
    <style:style style:name="ce1017" style:family="table-cell" style:parent-style-name="Default">
      <style:map style:condition="is-true-formula([.M190]=0)" style:apply-style-name="Cellule_20_grisée" style:base-cell-address="Feuille1.N190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1058" style:family="table-cell" style:parent-style-name="Default">
      <style:map style:condition="is-true-formula([.O183]=0)" style:apply-style-name="Cellule_20_grisée" style:base-cell-address="Feuille1.P183"/>
    </style:style>
    <style:style style:name="ce1059" style:family="table-cell" style:parent-style-name="Default">
      <style:map style:condition="is-true-formula([.O184]=0)" style:apply-style-name="Cellule_20_grisée" style:base-cell-address="Feuille1.P184"/>
    </style:style>
    <style:style style:name="ce1060" style:family="table-cell" style:parent-style-name="Default">
      <style:map style:condition="is-true-formula([.O185]=0)" style:apply-style-name="Cellule_20_grisée" style:base-cell-address="Feuille1.P185"/>
    </style:style>
    <style:style style:name="ce1048" style:family="table-cell" style:parent-style-name="Default">
      <style:map style:condition="is-true-formula([.O186]=0)" style:apply-style-name="Cellule_20_grisée" style:base-cell-address="Feuille1.P186"/>
    </style:style>
    <style:style style:name="ce1062" style:family="table-cell" style:parent-style-name="Default">
      <style:map style:condition="is-true-formula([.O187]=0)" style:apply-style-name="Cellule_20_grisée" style:base-cell-address="Feuille1.P187"/>
    </style:style>
    <style:style style:name="ce1050" style:family="table-cell" style:parent-style-name="Default">
      <style:map style:condition="is-true-formula([.O188]=0)" style:apply-style-name="Cellule_20_grisée" style:base-cell-address="Feuille1.P188"/>
    </style:style>
    <style:style style:name="ce1063" style:family="table-cell" style:parent-style-name="Default">
      <style:map style:condition="is-true-formula([.O189]=0)" style:apply-style-name="Cellule_20_grisée" style:base-cell-address="Feuille1.P189"/>
    </style:style>
    <style:style style:name="ce1055" style:family="table-cell" style:parent-style-name="Default">
      <style:map style:condition="is-true-formula([.O190]=0)" style:apply-style-name="Cellule_20_grisée" style:base-cell-address="Feuille1.P190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077" style:family="table-cell" style:parent-style-name="Default">
      <style:map style:condition="is-true-formula([.P183]=0)" style:apply-style-name="Cellule_20_grisée" style:base-cell-address="Feuille1.Q183"/>
      <style:map style:condition="is-true-formula(AND([.P183]&lt;&gt;0;#REF!=&quot;&quot;))" style:apply-style-name="Cellule_20_invalide" style:base-cell-address="Feuille1.Q183"/>
    </style:style>
    <style:style style:name="ce1078" style:family="table-cell" style:parent-style-name="Default">
      <style:map style:condition="is-true-formula([.P184]=0)" style:apply-style-name="Cellule_20_grisée" style:base-cell-address="Feuille1.Q184"/>
      <style:map style:condition="is-true-formula(AND([.P184]&lt;&gt;0;#REF!=&quot;&quot;))" style:apply-style-name="Cellule_20_invalide" style:base-cell-address="Feuille1.Q184"/>
    </style:style>
    <style:style style:name="ce1079" style:family="table-cell" style:parent-style-name="Default">
      <style:map style:condition="is-true-formula([.P185]=0)" style:apply-style-name="Cellule_20_grisée" style:base-cell-address="Feuille1.Q185"/>
      <style:map style:condition="is-true-formula(AND([.P185]&lt;&gt;0;#REF!=&quot;&quot;))" style:apply-style-name="Cellule_20_invalide" style:base-cell-address="Feuille1.Q185"/>
    </style:style>
    <style:style style:name="ce1074" style:family="table-cell" style:parent-style-name="Default">
      <style:map style:condition="is-true-formula([.P186]=0)" style:apply-style-name="Cellule_20_grisée" style:base-cell-address="Feuille1.Q186"/>
      <style:map style:condition="is-true-formula(AND([.P186]&lt;&gt;0;#REF!=&quot;&quot;))" style:apply-style-name="Cellule_20_invalide" style:base-cell-address="Feuille1.Q186"/>
    </style:style>
    <style:style style:name="ce1080" style:family="table-cell" style:parent-style-name="Default">
      <style:map style:condition="is-true-formula([.P187]=0)" style:apply-style-name="Cellule_20_grisée" style:base-cell-address="Feuille1.Q187"/>
      <style:map style:condition="is-true-formula(AND([.P187]&lt;&gt;0;#REF!=&quot;&quot;))" style:apply-style-name="Cellule_20_invalide" style:base-cell-address="Feuille1.Q187"/>
    </style:style>
    <style:style style:name="ce1076" style:family="table-cell" style:parent-style-name="Default">
      <style:map style:condition="is-true-formula([.P188]=0)" style:apply-style-name="Cellule_20_grisée" style:base-cell-address="Feuille1.Q188"/>
      <style:map style:condition="is-true-formula(AND([.P188]&lt;&gt;0;#REF!=&quot;&quot;))" style:apply-style-name="Cellule_20_invalide" style:base-cell-address="Feuille1.Q188"/>
    </style:style>
    <style:style style:name="ce1081" style:family="table-cell" style:parent-style-name="Default">
      <style:map style:condition="is-true-formula([.P189]=0)" style:apply-style-name="Cellule_20_grisée" style:base-cell-address="Feuille1.Q189"/>
      <style:map style:condition="is-true-formula(AND([.P189]&lt;&gt;0;#REF!=&quot;&quot;))" style:apply-style-name="Cellule_20_invalide" style:base-cell-address="Feuille1.Q189"/>
    </style:style>
    <style:style style:name="ce1083" style:family="table-cell" style:parent-style-name="Default">
      <style:map style:condition="is-true-formula([.P190]=0)" style:apply-style-name="Cellule_20_grisée" style:base-cell-address="Feuille1.Q190"/>
      <style:map style:condition="is-true-formula(AND([.P190]&lt;&gt;0;#REF!=&quot;&quot;))" style:apply-style-name="Cellule_20_invalide" style:base-cell-address="Feuille1.Q19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1088" style:family="table-cell" style:parent-style-name="Default">
      <style:map style:condition="is-true-formula([.R183]=0)" style:apply-style-name="Cellule_20_grisée" style:base-cell-address="Feuille1.S183"/>
    </style:style>
    <style:style style:name="ce1089" style:family="table-cell" style:parent-style-name="Default">
      <style:map style:condition="is-true-formula([.R184]=0)" style:apply-style-name="Cellule_20_grisée" style:base-cell-address="Feuille1.S184"/>
    </style:style>
    <style:style style:name="ce1090" style:family="table-cell" style:parent-style-name="Default">
      <style:map style:condition="is-true-formula([.R185]=0)" style:apply-style-name="Cellule_20_grisée" style:base-cell-address="Feuille1.S185"/>
    </style:style>
    <style:style style:name="ce1100" style:family="table-cell" style:parent-style-name="Default">
      <style:map style:condition="is-true-formula([.R186]=0)" style:apply-style-name="Cellule_20_grisée" style:base-cell-address="Feuille1.S186"/>
    </style:style>
    <style:style style:name="ce1091" style:family="table-cell" style:parent-style-name="Default">
      <style:map style:condition="is-true-formula([.R187]=0)" style:apply-style-name="Cellule_20_grisée" style:base-cell-address="Feuille1.S187"/>
    </style:style>
    <style:style style:name="ce1103" style:family="table-cell" style:parent-style-name="Default">
      <style:map style:condition="is-true-formula([.R188]=0)" style:apply-style-name="Cellule_20_grisée" style:base-cell-address="Feuille1.S188"/>
    </style:style>
    <style:style style:name="ce1092" style:family="table-cell" style:parent-style-name="Default">
      <style:map style:condition="is-true-formula([.R189]=0)" style:apply-style-name="Cellule_20_grisée" style:base-cell-address="Feuille1.S189"/>
    </style:style>
    <style:style style:name="ce1105" style:family="table-cell" style:parent-style-name="Default">
      <style:map style:condition="is-true-formula([.R190]=0)" style:apply-style-name="Cellule_20_grisée" style:base-cell-address="Feuille1.S190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1097" style:family="table-cell" style:parent-style-name="Default">
      <style:map style:condition="is-true-formula([.S183]=0)" style:apply-style-name="Cellule_20_grisée" style:base-cell-address="Feuille1.T183"/>
      <style:map style:condition="is-true-formula(AND([.S183]&lt;&gt;0;#REF!=&quot;&quot;))" style:apply-style-name="Cellule_20_invalide" style:base-cell-address="Feuille1.T183"/>
    </style:style>
    <style:style style:name="ce1098" style:family="table-cell" style:parent-style-name="Default">
      <style:map style:condition="is-true-formula([.S184]=0)" style:apply-style-name="Cellule_20_grisée" style:base-cell-address="Feuille1.T184"/>
      <style:map style:condition="is-true-formula(AND([.S184]&lt;&gt;0;#REF!=&quot;&quot;))" style:apply-style-name="Cellule_20_invalide" style:base-cell-address="Feuille1.T184"/>
    </style:style>
    <style:style style:name="ce1099" style:family="table-cell" style:parent-style-name="Default">
      <style:map style:condition="is-true-formula([.S185]=0)" style:apply-style-name="Cellule_20_grisée" style:base-cell-address="Feuille1.T185"/>
      <style:map style:condition="is-true-formula(AND([.S185]&lt;&gt;0;#REF!=&quot;&quot;))" style:apply-style-name="Cellule_20_invalide" style:base-cell-address="Feuille1.T185"/>
    </style:style>
    <style:style style:name="ce1111" style:family="table-cell" style:parent-style-name="Default">
      <style:map style:condition="is-true-formula([.S186]=0)" style:apply-style-name="Cellule_20_grisée" style:base-cell-address="Feuille1.T186"/>
      <style:map style:condition="is-true-formula(AND([.S186]&lt;&gt;0;#REF!=&quot;&quot;))" style:apply-style-name="Cellule_20_invalide" style:base-cell-address="Feuille1.T186"/>
    </style:style>
    <style:style style:name="ce1035" style:family="table-cell" style:parent-style-name="Default">
      <style:map style:condition="is-true-formula([.S187]=0)" style:apply-style-name="Cellule_20_grisée" style:base-cell-address="Feuille1.T187"/>
      <style:map style:condition="is-true-formula(AND([.S187]&lt;&gt;0;#REF!=&quot;&quot;))" style:apply-style-name="Cellule_20_invalide" style:base-cell-address="Feuille1.T187"/>
    </style:style>
    <style:style style:name="ce1113" style:family="table-cell" style:parent-style-name="Default">
      <style:map style:condition="is-true-formula([.S188]=0)" style:apply-style-name="Cellule_20_grisée" style:base-cell-address="Feuille1.T188"/>
      <style:map style:condition="is-true-formula(AND([.S188]&lt;&gt;0;#REF!=&quot;&quot;))" style:apply-style-name="Cellule_20_invalide" style:base-cell-address="Feuille1.T188"/>
    </style:style>
    <style:style style:name="ce1101" style:family="table-cell" style:parent-style-name="Default">
      <style:map style:condition="is-true-formula([.S189]=0)" style:apply-style-name="Cellule_20_grisée" style:base-cell-address="Feuille1.T189"/>
      <style:map style:condition="is-true-formula(AND([.S189]&lt;&gt;0;#REF!=&quot;&quot;))" style:apply-style-name="Cellule_20_invalide" style:base-cell-address="Feuille1.T189"/>
    </style:style>
    <style:style style:name="ce1115" style:family="table-cell" style:parent-style-name="Default">
      <style:map style:condition="is-true-formula([.S190]=0)" style:apply-style-name="Cellule_20_grisée" style:base-cell-address="Feuille1.T190"/>
      <style:map style:condition="is-true-formula(AND([.S190]&lt;&gt;0;#REF!=&quot;&quot;))" style:apply-style-name="Cellule_20_invalide" style:base-cell-address="Feuille1.T190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1117" style:family="table-cell" style:parent-style-name="Default" style:data-style-name="N0">
      <style:map style:condition="cell-content()=&quot;&quot;" style:apply-style-name="Cellule_20_invalide" style:base-cell-address="Feuille1.U183"/>
    </style:style>
    <style:style style:name="ce1118" style:family="table-cell" style:parent-style-name="Default" style:data-style-name="N0">
      <style:map style:condition="cell-content()=&quot;&quot;" style:apply-style-name="Cellule_20_invalide" style:base-cell-address="Feuille1.U184"/>
    </style:style>
    <style:style style:name="ce1119" style:family="table-cell" style:parent-style-name="Default" style:data-style-name="N0">
      <style:map style:condition="cell-content()=&quot;&quot;" style:apply-style-name="Cellule_20_invalide" style:base-cell-address="Feuille1.U185"/>
    </style:style>
    <style:style style:name="ce1142" style:family="table-cell" style:parent-style-name="Default" style:data-style-name="N0">
      <style:map style:condition="cell-content()=&quot;&quot;" style:apply-style-name="Cellule_20_invalide" style:base-cell-address="Feuille1.U186"/>
    </style:style>
    <style:style style:name="ce1120" style:family="table-cell" style:parent-style-name="Default" style:data-style-name="N0">
      <style:map style:condition="cell-content()=&quot;&quot;" style:apply-style-name="Cellule_20_invalide" style:base-cell-address="Feuille1.U187"/>
    </style:style>
    <style:style style:name="ce1144" style:family="table-cell" style:parent-style-name="Default" style:data-style-name="N0">
      <style:map style:condition="cell-content()=&quot;&quot;" style:apply-style-name="Cellule_20_invalide" style:base-cell-address="Feuille1.U188"/>
    </style:style>
    <style:style style:name="ce1121" style:family="table-cell" style:parent-style-name="Default" style:data-style-name="N0">
      <style:map style:condition="cell-content()=&quot;&quot;" style:apply-style-name="Cellule_20_invalide" style:base-cell-address="Feuille1.U189"/>
    </style:style>
    <style:style style:name="ce1146" style:family="table-cell" style:parent-style-name="Default" style:data-style-name="N0">
      <style:map style:condition="cell-content()=&quot;&quot;" style:apply-style-name="Cellule_20_invalide" style:base-cell-address="Feuille1.U190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128" style:family="table-cell" style:parent-style-name="Default" style:data-style-name="N0">
      <style:map style:condition="cell-content()=&quot;&quot;" style:apply-style-name="Cellule_20_invalide" style:base-cell-address="Feuille1.AA183"/>
    </style:style>
    <style:style style:name="ce1129" style:family="table-cell" style:parent-style-name="Default" style:data-style-name="N0">
      <style:map style:condition="cell-content()=&quot;&quot;" style:apply-style-name="Cellule_20_invalide" style:base-cell-address="Feuille1.AA184"/>
    </style:style>
    <style:style style:name="ce1131" style:family="table-cell" style:parent-style-name="Default" style:data-style-name="N0">
      <style:map style:condition="cell-content()=&quot;&quot;" style:apply-style-name="Cellule_20_invalide" style:base-cell-address="Feuille1.AA185"/>
    </style:style>
    <style:style style:name="ce1156" style:family="table-cell" style:parent-style-name="Default" style:data-style-name="N0">
      <style:map style:condition="cell-content()=&quot;&quot;" style:apply-style-name="Cellule_20_invalide" style:base-cell-address="Feuille1.AA186"/>
    </style:style>
    <style:style style:name="ce1674" style:family="table-cell" style:parent-style-name="Default" style:data-style-name="N0">
      <style:map style:condition="cell-content()=&quot;&quot;" style:apply-style-name="Cellule_20_invalide" style:base-cell-address="Feuille1.AA187"/>
    </style:style>
    <style:style style:name="ce1159" style:family="table-cell" style:parent-style-name="Default" style:data-style-name="N0">
      <style:map style:condition="cell-content()=&quot;&quot;" style:apply-style-name="Cellule_20_invalide" style:base-cell-address="Feuille1.AA188"/>
    </style:style>
    <style:style style:name="ce1133" style:family="table-cell" style:parent-style-name="Default" style:data-style-name="N0">
      <style:map style:condition="cell-content()=&quot;&quot;" style:apply-style-name="Cellule_20_invalide" style:base-cell-address="Feuille1.AA189"/>
    </style:style>
    <style:style style:name="ce1161" style:family="table-cell" style:parent-style-name="Default" style:data-style-name="N0">
      <style:map style:condition="cell-content()=&quot;&quot;" style:apply-style-name="Cellule_20_invalide" style:base-cell-address="Feuille1.AA190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1332" style:family="table-cell" style:parent-style-name="Default" style:data-style-name="N0">
      <style:map style:condition="cell-content()=&quot;&quot;" style:apply-style-name="Cellule_20_invalide" style:base-cell-address="Feuille1.AB183"/>
    </style:style>
    <style:style style:name="ce1333" style:family="table-cell" style:parent-style-name="Default" style:data-style-name="N0">
      <style:map style:condition="cell-content()=&quot;&quot;" style:apply-style-name="Cellule_20_invalide" style:base-cell-address="Feuille1.AB184"/>
    </style:style>
    <style:style style:name="ce1334" style:family="table-cell" style:parent-style-name="Default" style:data-style-name="N0">
      <style:map style:condition="cell-content()=&quot;&quot;" style:apply-style-name="Cellule_20_invalide" style:base-cell-address="Feuille1.AB185"/>
    </style:style>
    <style:style style:name="ce1358" style:family="table-cell" style:parent-style-name="Default" style:data-style-name="N0">
      <style:map style:condition="cell-content()=&quot;&quot;" style:apply-style-name="Cellule_20_invalide" style:base-cell-address="Feuille1.AB186"/>
    </style:style>
    <style:style style:name="ce1335" style:family="table-cell" style:parent-style-name="Default" style:data-style-name="N0">
      <style:map style:condition="cell-content()=&quot;&quot;" style:apply-style-name="Cellule_20_invalide" style:base-cell-address="Feuille1.AB187"/>
    </style:style>
    <style:style style:name="ce1360" style:family="table-cell" style:parent-style-name="Default" style:data-style-name="N0">
      <style:map style:condition="cell-content()=&quot;&quot;" style:apply-style-name="Cellule_20_invalide" style:base-cell-address="Feuille1.AB188"/>
    </style:style>
    <style:style style:name="ce1336" style:family="table-cell" style:parent-style-name="Default" style:data-style-name="N0">
      <style:map style:condition="cell-content()=&quot;&quot;" style:apply-style-name="Cellule_20_invalide" style:base-cell-address="Feuille1.AB189"/>
    </style:style>
    <style:style style:name="ce1362" style:family="table-cell" style:parent-style-name="Default" style:data-style-name="N0">
      <style:map style:condition="cell-content()=&quot;&quot;" style:apply-style-name="Cellule_20_invalide" style:base-cell-address="Feuille1.AB19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1545" style:family="table-cell" style:parent-style-name="Default" style:data-style-name="N0">
      <style:map style:condition="cell-content()=&quot;&quot;" style:apply-style-name="Cellule_20_invalide" style:base-cell-address="Feuille1.AC183"/>
    </style:style>
    <style:style style:name="ce1546" style:family="table-cell" style:parent-style-name="Default" style:data-style-name="N0">
      <style:map style:condition="cell-content()=&quot;&quot;" style:apply-style-name="Cellule_20_invalide" style:base-cell-address="Feuille1.AC184"/>
    </style:style>
    <style:style style:name="ce1547" style:family="table-cell" style:parent-style-name="Default" style:data-style-name="N0">
      <style:map style:condition="cell-content()=&quot;&quot;" style:apply-style-name="Cellule_20_invalide" style:base-cell-address="Feuille1.AC185"/>
    </style:style>
    <style:style style:name="ce1572" style:family="table-cell" style:parent-style-name="Default" style:data-style-name="N0">
      <style:map style:condition="cell-content()=&quot;&quot;" style:apply-style-name="Cellule_20_invalide" style:base-cell-address="Feuille1.AC186"/>
    </style:style>
    <style:style style:name="ce1548" style:family="table-cell" style:parent-style-name="Default" style:data-style-name="N0">
      <style:map style:condition="cell-content()=&quot;&quot;" style:apply-style-name="Cellule_20_invalide" style:base-cell-address="Feuille1.AC187"/>
    </style:style>
    <style:style style:name="ce1574" style:family="table-cell" style:parent-style-name="Default" style:data-style-name="N0">
      <style:map style:condition="cell-content()=&quot;&quot;" style:apply-style-name="Cellule_20_invalide" style:base-cell-address="Feuille1.AC188"/>
    </style:style>
    <style:style style:name="ce1549" style:family="table-cell" style:parent-style-name="Default" style:data-style-name="N0">
      <style:map style:condition="cell-content()=&quot;&quot;" style:apply-style-name="Cellule_20_invalide" style:base-cell-address="Feuille1.AC189"/>
    </style:style>
    <style:style style:name="ce1576" style:family="table-cell" style:parent-style-name="Default" style:data-style-name="N0">
      <style:map style:condition="cell-content()=&quot;&quot;" style:apply-style-name="Cellule_20_invalide" style:base-cell-address="Feuille1.AC19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1780" style:family="table-cell" style:parent-style-name="Default" style:data-style-name="N0">
      <style:map style:condition="cell-content()=&quot;&quot;" style:apply-style-name="Cellule_20_invalide" style:base-cell-address="Feuille1.AD183"/>
    </style:style>
    <style:style style:name="ce1782" style:family="table-cell" style:parent-style-name="Default" style:data-style-name="N0">
      <style:map style:condition="cell-content()=&quot;&quot;" style:apply-style-name="Cellule_20_invalide" style:base-cell-address="Feuille1.AD184"/>
    </style:style>
    <style:style style:name="ce1783" style:family="table-cell" style:parent-style-name="Default" style:data-style-name="N0">
      <style:map style:condition="cell-content()=&quot;&quot;" style:apply-style-name="Cellule_20_invalide" style:base-cell-address="Feuille1.AD185"/>
    </style:style>
    <style:style style:name="ce1760" style:family="table-cell" style:parent-style-name="Default" style:data-style-name="N0">
      <style:map style:condition="cell-content()=&quot;&quot;" style:apply-style-name="Cellule_20_invalide" style:base-cell-address="Feuille1.AD186"/>
    </style:style>
    <style:style style:name="ce1784" style:family="table-cell" style:parent-style-name="Default" style:data-style-name="N0">
      <style:map style:condition="cell-content()=&quot;&quot;" style:apply-style-name="Cellule_20_invalide" style:base-cell-address="Feuille1.AD187"/>
    </style:style>
    <style:style style:name="ce1762" style:family="table-cell" style:parent-style-name="Default" style:data-style-name="N0">
      <style:map style:condition="cell-content()=&quot;&quot;" style:apply-style-name="Cellule_20_invalide" style:base-cell-address="Feuille1.AD188"/>
    </style:style>
    <style:style style:name="ce1785" style:family="table-cell" style:parent-style-name="Default" style:data-style-name="N0">
      <style:map style:condition="cell-content()=&quot;&quot;" style:apply-style-name="Cellule_20_invalide" style:base-cell-address="Feuille1.AD189"/>
    </style:style>
    <style:style style:name="ce1764" style:family="table-cell" style:parent-style-name="Default" style:data-style-name="N0">
      <style:map style:condition="cell-content()=&quot;&quot;" style:apply-style-name="Cellule_20_invalide" style:base-cell-address="Feuille1.AD190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789" style:family="table-cell" style:parent-style-name="Default" style:data-style-name="N0">
      <style:map style:condition="cell-content()=&quot;&quot;" style:apply-style-name="Cellule_20_invalide" style:base-cell-address="Feuille1.AE183"/>
    </style:style>
    <style:style style:name="ce1790" style:family="table-cell" style:parent-style-name="Default" style:data-style-name="N0">
      <style:map style:condition="cell-content()=&quot;&quot;" style:apply-style-name="Cellule_20_invalide" style:base-cell-address="Feuille1.AE184"/>
    </style:style>
    <style:style style:name="ce1791" style:family="table-cell" style:parent-style-name="Default" style:data-style-name="N0">
      <style:map style:condition="cell-content()=&quot;&quot;" style:apply-style-name="Cellule_20_invalide" style:base-cell-address="Feuille1.AE185"/>
    </style:style>
    <style:style style:name="ce1771" style:family="table-cell" style:parent-style-name="Default" style:data-style-name="N0">
      <style:map style:condition="cell-content()=&quot;&quot;" style:apply-style-name="Cellule_20_invalide" style:base-cell-address="Feuille1.AE186"/>
    </style:style>
    <style:style style:name="ce1792" style:family="table-cell" style:parent-style-name="Default" style:data-style-name="N0">
      <style:map style:condition="cell-content()=&quot;&quot;" style:apply-style-name="Cellule_20_invalide" style:base-cell-address="Feuille1.AE187"/>
    </style:style>
    <style:style style:name="ce1773" style:family="table-cell" style:parent-style-name="Default" style:data-style-name="N0">
      <style:map style:condition="cell-content()=&quot;&quot;" style:apply-style-name="Cellule_20_invalide" style:base-cell-address="Feuille1.AE188"/>
    </style:style>
    <style:style style:name="ce994" style:family="table-cell" style:parent-style-name="Default" style:data-style-name="N0">
      <style:map style:condition="cell-content()=&quot;&quot;" style:apply-style-name="Cellule_20_invalide" style:base-cell-address="Feuille1.AE189"/>
    </style:style>
    <style:style style:name="ce1775" style:family="table-cell" style:parent-style-name="Default" style:data-style-name="N0">
      <style:map style:condition="cell-content()=&quot;&quot;" style:apply-style-name="Cellule_20_invalide" style:base-cell-address="Feuille1.AE190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17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3"/>
    </style:style>
    <style:style style:name="ce17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4"/>
    </style:style>
    <style:style style:name="ce180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5"/>
    </style:style>
    <style:style style:name="ce17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6"/>
    </style:style>
    <style:style style:name="ce180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7"/>
    </style:style>
    <style:style style:name="ce178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8"/>
    </style:style>
    <style:style style:name="ce180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9"/>
    </style:style>
    <style:style style:name="ce179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90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812" style:family="table-cell" style:parent-style-name="Default" style:data-style-name="N0">
      <style:map style:condition="cell-content()=&quot;&quot;" style:apply-style-name="Cellule_20_invalide" style:base-cell-address="Feuille1.AG183"/>
    </style:style>
    <style:style style:name="ce1813" style:family="table-cell" style:parent-style-name="Default" style:data-style-name="N0">
      <style:map style:condition="cell-content()=&quot;&quot;" style:apply-style-name="Cellule_20_invalide" style:base-cell-address="Feuille1.AG184"/>
    </style:style>
    <style:style style:name="ce1814" style:family="table-cell" style:parent-style-name="Default" style:data-style-name="N0">
      <style:map style:condition="cell-content()=&quot;&quot;" style:apply-style-name="Cellule_20_invalide" style:base-cell-address="Feuille1.AG185"/>
    </style:style>
    <style:style style:name="ce1810" style:family="table-cell" style:parent-style-name="Default" style:data-style-name="N0">
      <style:map style:condition="cell-content()=&quot;&quot;" style:apply-style-name="Cellule_20_invalide" style:base-cell-address="Feuille1.AG186"/>
    </style:style>
    <style:style style:name="ce1613" style:family="table-cell" style:parent-style-name="Default" style:data-style-name="N0">
      <style:map style:condition="cell-content()=&quot;&quot;" style:apply-style-name="Cellule_20_invalide" style:base-cell-address="Feuille1.AG187"/>
    </style:style>
    <style:style style:name="ce1815" style:family="table-cell" style:parent-style-name="Default" style:data-style-name="N0">
      <style:map style:condition="cell-content()=&quot;&quot;" style:apply-style-name="Cellule_20_invalide" style:base-cell-address="Feuille1.AG188"/>
    </style:style>
    <style:style style:name="ce1816" style:family="table-cell" style:parent-style-name="Default" style:data-style-name="N0">
      <style:map style:condition="cell-content()=&quot;&quot;" style:apply-style-name="Cellule_20_invalide" style:base-cell-address="Feuille1.AG189"/>
    </style:style>
    <style:style style:name="ce1818" style:family="table-cell" style:parent-style-name="Default" style:data-style-name="N0">
      <style:map style:condition="cell-content()=&quot;&quot;" style:apply-style-name="Cellule_20_invalide" style:base-cell-address="Feuille1.AG190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1828" style:family="table-cell" style:parent-style-name="Default" style:data-style-name="N0">
      <style:map style:condition="is-true-formula([.AG183]=0)" style:apply-style-name="Cellule_20_grisée" style:base-cell-address="Feuille1.AH183"/>
      <style:map style:condition="is-true-formula(AND([.AG183]&lt;&gt;0;[.AH183]=&quot;&quot;))" style:apply-style-name="Cellule_20_invalide" style:base-cell-address="Feuille1.AH183"/>
    </style:style>
    <style:style style:name="ce1830" style:family="table-cell" style:parent-style-name="Default" style:data-style-name="N0">
      <style:map style:condition="is-true-formula([.AG184]=0)" style:apply-style-name="Cellule_20_grisée" style:base-cell-address="Feuille1.AH184"/>
      <style:map style:condition="is-true-formula(AND([.AG184]&lt;&gt;0;[.AH184]=&quot;&quot;))" style:apply-style-name="Cellule_20_invalide" style:base-cell-address="Feuille1.AH184"/>
    </style:style>
    <style:style style:name="ce1831" style:family="table-cell" style:parent-style-name="Default" style:data-style-name="N0">
      <style:map style:condition="is-true-formula([.AG185]=0)" style:apply-style-name="Cellule_20_grisée" style:base-cell-address="Feuille1.AH185"/>
      <style:map style:condition="is-true-formula(AND([.AG185]&lt;&gt;0;[.AH185]=&quot;&quot;))" style:apply-style-name="Cellule_20_invalide" style:base-cell-address="Feuille1.AH185"/>
    </style:style>
    <style:style style:name="ce1834" style:family="table-cell" style:parent-style-name="Default" style:data-style-name="N0">
      <style:map style:condition="is-true-formula([.AG186]=0)" style:apply-style-name="Cellule_20_grisée" style:base-cell-address="Feuille1.AH186"/>
      <style:map style:condition="is-true-formula(AND([.AG186]&lt;&gt;0;[.AH186]=&quot;&quot;))" style:apply-style-name="Cellule_20_invalide" style:base-cell-address="Feuille1.AH186"/>
    </style:style>
    <style:style style:name="ce1832" style:family="table-cell" style:parent-style-name="Default" style:data-style-name="N0">
      <style:map style:condition="is-true-formula([.AG187]=0)" style:apply-style-name="Cellule_20_grisée" style:base-cell-address="Feuille1.AH187"/>
      <style:map style:condition="is-true-formula(AND([.AG187]&lt;&gt;0;[.AH187]=&quot;&quot;))" style:apply-style-name="Cellule_20_invalide" style:base-cell-address="Feuille1.AH187"/>
    </style:style>
    <style:style style:name="ce1836" style:family="table-cell" style:parent-style-name="Default" style:data-style-name="N0">
      <style:map style:condition="is-true-formula([.AG188]=0)" style:apply-style-name="Cellule_20_grisée" style:base-cell-address="Feuille1.AH188"/>
      <style:map style:condition="is-true-formula(AND([.AG188]&lt;&gt;0;[.AH188]=&quot;&quot;))" style:apply-style-name="Cellule_20_invalide" style:base-cell-address="Feuille1.AH188"/>
    </style:style>
    <style:style style:name="ce1663" style:family="table-cell" style:parent-style-name="Default" style:data-style-name="N0">
      <style:map style:condition="is-true-formula([.AG189]=0)" style:apply-style-name="Cellule_20_grisée" style:base-cell-address="Feuille1.AH189"/>
      <style:map style:condition="is-true-formula(AND([.AG189]&lt;&gt;0;[.AH189]=&quot;&quot;))" style:apply-style-name="Cellule_20_invalide" style:base-cell-address="Feuille1.AH189"/>
    </style:style>
    <style:style style:name="ce1838" style:family="table-cell" style:parent-style-name="Default" style:data-style-name="N0">
      <style:map style:condition="is-true-formula([.AG190]=0)" style:apply-style-name="Cellule_20_grisée" style:base-cell-address="Feuille1.AH190"/>
      <style:map style:condition="is-true-formula(AND([.AG190]&lt;&gt;0;[.AH190]=&quot;&quot;))" style:apply-style-name="Cellule_20_invalide" style:base-cell-address="Feuille1.AH190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1518" style:family="table-cell" style:parent-style-name="Default" style:data-style-name="N0">
      <style:map style:condition="is-true-formula([.AF93]=0)" style:apply-style-name="Cellule_20_grisée" style:base-cell-address="Feuille1.AI93"/>
      <style:map style:condition="is-true-formula(AND([.AF93]&lt;&gt;0;[.AI93]=&quot;&quot;))" style:apply-style-name="Cellule_20_invalide" style:base-cell-address="Feuille1.AI93"/>
    </style:style>
    <style:style style:name="ce1519" style:family="table-cell" style:parent-style-name="Default" style:data-style-name="N0">
      <style:map style:condition="is-true-formula([.AF95]=0)" style:apply-style-name="Cellule_20_grisée" style:base-cell-address="Feuille1.AI95"/>
      <style:map style:condition="is-true-formula(AND([.AF95]&lt;&gt;0;[.AI95]=&quot;&quot;))" style:apply-style-name="Cellule_20_invalide" style:base-cell-address="Feuille1.AI95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1673" style:family="table-cell" style:parent-style-name="Default" style:data-style-name="N0">
      <style:map style:condition="is-true-formula([.AF183]=0)" style:apply-style-name="Cellule_20_grisée" style:base-cell-address="Feuille1.AI183"/>
      <style:map style:condition="is-true-formula(AND([.AF183]&lt;&gt;0;[.AI183]=&quot;&quot;))" style:apply-style-name="Cellule_20_invalide" style:base-cell-address="Feuille1.AI183"/>
    </style:style>
    <style:style style:name="ce1848" style:family="table-cell" style:parent-style-name="Default" style:data-style-name="N0">
      <style:map style:condition="is-true-formula([.AF184]=0)" style:apply-style-name="Cellule_20_grisée" style:base-cell-address="Feuille1.AI184"/>
      <style:map style:condition="is-true-formula(AND([.AF184]&lt;&gt;0;[.AI184]=&quot;&quot;))" style:apply-style-name="Cellule_20_invalide" style:base-cell-address="Feuille1.AI184"/>
    </style:style>
    <style:style style:name="ce1849" style:family="table-cell" style:parent-style-name="Default" style:data-style-name="N0">
      <style:map style:condition="is-true-formula([.AF185]=0)" style:apply-style-name="Cellule_20_grisée" style:base-cell-address="Feuille1.AI185"/>
      <style:map style:condition="is-true-formula(AND([.AF185]&lt;&gt;0;[.AI185]=&quot;&quot;))" style:apply-style-name="Cellule_20_invalide" style:base-cell-address="Feuille1.AI185"/>
    </style:style>
    <style:style style:name="ce1856" style:family="table-cell" style:parent-style-name="Default" style:data-style-name="N0">
      <style:map style:condition="is-true-formula([.AF186]=0)" style:apply-style-name="Cellule_20_grisée" style:base-cell-address="Feuille1.AI186"/>
      <style:map style:condition="is-true-formula(AND([.AF186]&lt;&gt;0;[.AI186]=&quot;&quot;))" style:apply-style-name="Cellule_20_invalide" style:base-cell-address="Feuille1.AI186"/>
    </style:style>
    <style:style style:name="ce1850" style:family="table-cell" style:parent-style-name="Default" style:data-style-name="N0">
      <style:map style:condition="is-true-formula([.AF187]=0)" style:apply-style-name="Cellule_20_grisée" style:base-cell-address="Feuille1.AI187"/>
      <style:map style:condition="is-true-formula(AND([.AF187]&lt;&gt;0;[.AI187]=&quot;&quot;))" style:apply-style-name="Cellule_20_invalide" style:base-cell-address="Feuille1.AI187"/>
    </style:style>
    <style:style style:name="ce1861" style:family="table-cell" style:parent-style-name="Default" style:data-style-name="N0">
      <style:map style:condition="is-true-formula([.AF188]=0)" style:apply-style-name="Cellule_20_grisée" style:base-cell-address="Feuille1.AI188"/>
      <style:map style:condition="is-true-formula(AND([.AF188]&lt;&gt;0;[.AI188]=&quot;&quot;))" style:apply-style-name="Cellule_20_invalide" style:base-cell-address="Feuille1.AI188"/>
    </style:style>
    <style:style style:name="ce1852" style:family="table-cell" style:parent-style-name="Default" style:data-style-name="N0">
      <style:map style:condition="is-true-formula([.AF189]=0)" style:apply-style-name="Cellule_20_grisée" style:base-cell-address="Feuille1.AI189"/>
      <style:map style:condition="is-true-formula(AND([.AF189]&lt;&gt;0;[.AI189]=&quot;&quot;))" style:apply-style-name="Cellule_20_invalide" style:base-cell-address="Feuille1.AI189"/>
    </style:style>
    <style:style style:name="ce1865" style:family="table-cell" style:parent-style-name="Default" style:data-style-name="N0">
      <style:map style:condition="is-true-formula([.AF190]=0)" style:apply-style-name="Cellule_20_grisée" style:base-cell-address="Feuille1.AI190"/>
      <style:map style:condition="is-true-formula(AND([.AF190]&lt;&gt;0;[.AI190]=&quot;&quot;))" style:apply-style-name="Cellule_20_invalide" style:base-cell-address="Feuille1.AI190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858" style:family="table-cell" style:parent-style-name="Default" style:data-style-name="N0">
      <style:map style:condition="is-true-formula([.AG183]=0)" style:apply-style-name="Cellule_20_grisée" style:base-cell-address="Feuille1.AJ183"/>
      <style:map style:condition="is-true-formula(AND([.AG183]&lt;&gt;0;[.AJ183]=&quot;&quot;))" style:apply-style-name="Cellule_20_invalide" style:base-cell-address="Feuille1.AJ183"/>
    </style:style>
    <style:style style:name="ce1859" style:family="table-cell" style:parent-style-name="Default" style:data-style-name="N0">
      <style:map style:condition="is-true-formula([.AG184]=0)" style:apply-style-name="Cellule_20_grisée" style:base-cell-address="Feuille1.AJ184"/>
      <style:map style:condition="is-true-formula(AND([.AG184]&lt;&gt;0;[.AJ184]=&quot;&quot;))" style:apply-style-name="Cellule_20_invalide" style:base-cell-address="Feuille1.AJ184"/>
    </style:style>
    <style:style style:name="ce1860" style:family="table-cell" style:parent-style-name="Default" style:data-style-name="N0">
      <style:map style:condition="is-true-formula([.AG185]=0)" style:apply-style-name="Cellule_20_grisée" style:base-cell-address="Feuille1.AJ185"/>
      <style:map style:condition="is-true-formula(AND([.AG185]&lt;&gt;0;[.AJ185]=&quot;&quot;))" style:apply-style-name="Cellule_20_invalide" style:base-cell-address="Feuille1.AJ185"/>
    </style:style>
    <style:style style:name="ce1884" style:family="table-cell" style:parent-style-name="Default" style:data-style-name="N0">
      <style:map style:condition="is-true-formula([.AG186]=0)" style:apply-style-name="Cellule_20_grisée" style:base-cell-address="Feuille1.AJ186"/>
      <style:map style:condition="is-true-formula(AND([.AG186]&lt;&gt;0;[.AJ186]=&quot;&quot;))" style:apply-style-name="Cellule_20_invalide" style:base-cell-address="Feuille1.AJ186"/>
    </style:style>
    <style:style style:name="ce1862" style:family="table-cell" style:parent-style-name="Default" style:data-style-name="N0">
      <style:map style:condition="is-true-formula([.AG187]=0)" style:apply-style-name="Cellule_20_grisée" style:base-cell-address="Feuille1.AJ187"/>
      <style:map style:condition="is-true-formula(AND([.AG187]&lt;&gt;0;[.AJ187]=&quot;&quot;))" style:apply-style-name="Cellule_20_invalide" style:base-cell-address="Feuille1.AJ187"/>
    </style:style>
    <style:style style:name="ce1891" style:family="table-cell" style:parent-style-name="Default" style:data-style-name="N0">
      <style:map style:condition="is-true-formula([.AG188]=0)" style:apply-style-name="Cellule_20_grisée" style:base-cell-address="Feuille1.AJ188"/>
      <style:map style:condition="is-true-formula(AND([.AG188]&lt;&gt;0;[.AJ188]=&quot;&quot;))" style:apply-style-name="Cellule_20_invalide" style:base-cell-address="Feuille1.AJ188"/>
    </style:style>
    <style:style style:name="ce1863" style:family="table-cell" style:parent-style-name="Default" style:data-style-name="N0">
      <style:map style:condition="is-true-formula([.AG189]=0)" style:apply-style-name="Cellule_20_grisée" style:base-cell-address="Feuille1.AJ189"/>
      <style:map style:condition="is-true-formula(AND([.AG189]&lt;&gt;0;[.AJ189]=&quot;&quot;))" style:apply-style-name="Cellule_20_invalide" style:base-cell-address="Feuille1.AJ189"/>
    </style:style>
    <style:style style:name="ce1893" style:family="table-cell" style:parent-style-name="Default" style:data-style-name="N0">
      <style:map style:condition="is-true-formula([.AG190]=0)" style:apply-style-name="Cellule_20_grisée" style:base-cell-address="Feuille1.AJ190"/>
      <style:map style:condition="is-true-formula(AND([.AG190]&lt;&gt;0;[.AJ190]=&quot;&quot;))" style:apply-style-name="Cellule_20_invalide" style:base-cell-address="Feuille1.AJ190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866" style:family="table-cell" style:parent-style-name="Default" style:data-style-name="N0">
      <style:map style:condition="cell-content()=&quot;&quot;" style:apply-style-name="Cellule_20_invalide" style:base-cell-address="Feuille1.AK183"/>
    </style:style>
    <style:style style:name="ce1867" style:family="table-cell" style:parent-style-name="Default" style:data-style-name="N0">
      <style:map style:condition="cell-content()=&quot;&quot;" style:apply-style-name="Cellule_20_invalide" style:base-cell-address="Feuille1.AK184"/>
    </style:style>
    <style:style style:name="ce1868" style:family="table-cell" style:parent-style-name="Default" style:data-style-name="N0">
      <style:map style:condition="cell-content()=&quot;&quot;" style:apply-style-name="Cellule_20_invalide" style:base-cell-address="Feuille1.AK185"/>
    </style:style>
    <style:style style:name="ce1899" style:family="table-cell" style:parent-style-name="Default" style:data-style-name="N0">
      <style:map style:condition="cell-content()=&quot;&quot;" style:apply-style-name="Cellule_20_invalide" style:base-cell-address="Feuille1.AK186"/>
    </style:style>
    <style:style style:name="ce1870" style:family="table-cell" style:parent-style-name="Default" style:data-style-name="N0">
      <style:map style:condition="cell-content()=&quot;&quot;" style:apply-style-name="Cellule_20_invalide" style:base-cell-address="Feuille1.AK187"/>
    </style:style>
    <style:style style:name="ce1906" style:family="table-cell" style:parent-style-name="Default" style:data-style-name="N0">
      <style:map style:condition="cell-content()=&quot;&quot;" style:apply-style-name="Cellule_20_invalide" style:base-cell-address="Feuille1.AK188"/>
    </style:style>
    <style:style style:name="ce1871" style:family="table-cell" style:parent-style-name="Default" style:data-style-name="N0">
      <style:map style:condition="cell-content()=&quot;&quot;" style:apply-style-name="Cellule_20_invalide" style:base-cell-address="Feuille1.AK189"/>
    </style:style>
    <style:style style:name="ce1908" style:family="table-cell" style:parent-style-name="Default" style:data-style-name="N0">
      <style:map style:condition="cell-content()=&quot;&quot;" style:apply-style-name="Cellule_20_invalide" style:base-cell-address="Feuille1.AK190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1874" style:family="table-cell" style:parent-style-name="Default" style:data-style-name="N0">
      <style:map style:condition="is-true-formula([.AK183]=0)" style:apply-style-name="Cellule_20_grisée" style:base-cell-address="Feuille1.AL183"/>
      <style:map style:condition="is-true-formula(AND([.AK183]&lt;&gt;0;[.AL183]=&quot;&quot;))" style:apply-style-name="Cellule_20_invalide" style:base-cell-address="Feuille1.AL183"/>
    </style:style>
    <style:style style:name="ce1875" style:family="table-cell" style:parent-style-name="Default" style:data-style-name="N0">
      <style:map style:condition="is-true-formula([.AK184]=0)" style:apply-style-name="Cellule_20_grisée" style:base-cell-address="Feuille1.AL184"/>
      <style:map style:condition="is-true-formula(AND([.AK184]&lt;&gt;0;[.AL184]=&quot;&quot;))" style:apply-style-name="Cellule_20_invalide" style:base-cell-address="Feuille1.AL184"/>
    </style:style>
    <style:style style:name="ce1876" style:family="table-cell" style:parent-style-name="Default" style:data-style-name="N0">
      <style:map style:condition="is-true-formula([.AK185]=0)" style:apply-style-name="Cellule_20_grisée" style:base-cell-address="Feuille1.AL185"/>
      <style:map style:condition="is-true-formula(AND([.AK185]&lt;&gt;0;[.AL185]=&quot;&quot;))" style:apply-style-name="Cellule_20_invalide" style:base-cell-address="Feuille1.AL185"/>
    </style:style>
    <style:style style:name="ce1914" style:family="table-cell" style:parent-style-name="Default" style:data-style-name="N0">
      <style:map style:condition="is-true-formula([.AK186]=0)" style:apply-style-name="Cellule_20_grisée" style:base-cell-address="Feuille1.AL186"/>
      <style:map style:condition="is-true-formula(AND([.AK186]&lt;&gt;0;[.AL186]=&quot;&quot;))" style:apply-style-name="Cellule_20_invalide" style:base-cell-address="Feuille1.AL186"/>
    </style:style>
    <style:style style:name="ce1877" style:family="table-cell" style:parent-style-name="Default" style:data-style-name="N0">
      <style:map style:condition="is-true-formula([.AK187]=0)" style:apply-style-name="Cellule_20_grisée" style:base-cell-address="Feuille1.AL187"/>
      <style:map style:condition="is-true-formula(AND([.AK187]&lt;&gt;0;[.AL187]=&quot;&quot;))" style:apply-style-name="Cellule_20_invalide" style:base-cell-address="Feuille1.AL187"/>
    </style:style>
    <style:style style:name="ce1916" style:family="table-cell" style:parent-style-name="Default" style:data-style-name="N0">
      <style:map style:condition="is-true-formula([.AK188]=0)" style:apply-style-name="Cellule_20_grisée" style:base-cell-address="Feuille1.AL188"/>
      <style:map style:condition="is-true-formula(AND([.AK188]&lt;&gt;0;[.AL188]=&quot;&quot;))" style:apply-style-name="Cellule_20_invalide" style:base-cell-address="Feuille1.AL188"/>
    </style:style>
    <style:style style:name="ce1878" style:family="table-cell" style:parent-style-name="Default" style:data-style-name="N0">
      <style:map style:condition="is-true-formula([.AK189]=0)" style:apply-style-name="Cellule_20_grisée" style:base-cell-address="Feuille1.AL189"/>
      <style:map style:condition="is-true-formula(AND([.AK189]&lt;&gt;0;[.AL189]=&quot;&quot;))" style:apply-style-name="Cellule_20_invalide" style:base-cell-address="Feuille1.AL189"/>
    </style:style>
    <style:style style:name="ce1918" style:family="table-cell" style:parent-style-name="Default" style:data-style-name="N0">
      <style:map style:condition="is-true-formula([.AK190]=0)" style:apply-style-name="Cellule_20_grisée" style:base-cell-address="Feuille1.AL190"/>
      <style:map style:condition="is-true-formula(AND([.AK190]&lt;&gt;0;[.AL190]=&quot;&quot;))" style:apply-style-name="Cellule_20_invalide" style:base-cell-address="Feuille1.AL190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1885" style:family="table-cell" style:parent-style-name="Default" style:data-style-name="N0">
      <style:map style:condition="is-true-formula([.AJ183]=0)" style:apply-style-name="Cellule_20_grisée" style:base-cell-address="Feuille1.AM183"/>
      <style:map style:condition="is-true-formula(AND([.AJ183]&lt;&gt;0;[.AM183]=&quot;&quot;))" style:apply-style-name="Cellule_20_invalide" style:base-cell-address="Feuille1.AM183"/>
    </style:style>
    <style:style style:name="ce1886" style:family="table-cell" style:parent-style-name="Default" style:data-style-name="N0">
      <style:map style:condition="is-true-formula([.AJ184]=0)" style:apply-style-name="Cellule_20_grisée" style:base-cell-address="Feuille1.AM184"/>
      <style:map style:condition="is-true-formula(AND([.AJ184]&lt;&gt;0;[.AM184]=&quot;&quot;))" style:apply-style-name="Cellule_20_invalide" style:base-cell-address="Feuille1.AM184"/>
    </style:style>
    <style:style style:name="ce1887" style:family="table-cell" style:parent-style-name="Default" style:data-style-name="N0">
      <style:map style:condition="is-true-formula([.AJ185]=0)" style:apply-style-name="Cellule_20_grisée" style:base-cell-address="Feuille1.AM185"/>
      <style:map style:condition="is-true-formula(AND([.AJ185]&lt;&gt;0;[.AM185]=&quot;&quot;))" style:apply-style-name="Cellule_20_invalide" style:base-cell-address="Feuille1.AM185"/>
    </style:style>
    <style:style style:name="ce1927" style:family="table-cell" style:parent-style-name="Default" style:data-style-name="N0">
      <style:map style:condition="is-true-formula([.AJ186]=0)" style:apply-style-name="Cellule_20_grisée" style:base-cell-address="Feuille1.AM186"/>
      <style:map style:condition="is-true-formula(AND([.AJ186]&lt;&gt;0;[.AM186]=&quot;&quot;))" style:apply-style-name="Cellule_20_invalide" style:base-cell-address="Feuille1.AM186"/>
    </style:style>
    <style:style style:name="ce1888" style:family="table-cell" style:parent-style-name="Default" style:data-style-name="N0">
      <style:map style:condition="is-true-formula([.AJ187]=0)" style:apply-style-name="Cellule_20_grisée" style:base-cell-address="Feuille1.AM187"/>
      <style:map style:condition="is-true-formula(AND([.AJ187]&lt;&gt;0;[.AM187]=&quot;&quot;))" style:apply-style-name="Cellule_20_invalide" style:base-cell-address="Feuille1.AM187"/>
    </style:style>
    <style:style style:name="ce1929" style:family="table-cell" style:parent-style-name="Default" style:data-style-name="N0">
      <style:map style:condition="is-true-formula([.AJ188]=0)" style:apply-style-name="Cellule_20_grisée" style:base-cell-address="Feuille1.AM188"/>
      <style:map style:condition="is-true-formula(AND([.AJ188]&lt;&gt;0;[.AM188]=&quot;&quot;))" style:apply-style-name="Cellule_20_invalide" style:base-cell-address="Feuille1.AM188"/>
    </style:style>
    <style:style style:name="ce1890" style:family="table-cell" style:parent-style-name="Default" style:data-style-name="N0">
      <style:map style:condition="is-true-formula([.AJ189]=0)" style:apply-style-name="Cellule_20_grisée" style:base-cell-address="Feuille1.AM189"/>
      <style:map style:condition="is-true-formula(AND([.AJ189]&lt;&gt;0;[.AM189]=&quot;&quot;))" style:apply-style-name="Cellule_20_invalide" style:base-cell-address="Feuille1.AM189"/>
    </style:style>
    <style:style style:name="ce1931" style:family="table-cell" style:parent-style-name="Default" style:data-style-name="N0">
      <style:map style:condition="is-true-formula([.AJ190]=0)" style:apply-style-name="Cellule_20_grisée" style:base-cell-address="Feuille1.AM190"/>
      <style:map style:condition="is-true-formula(AND([.AJ190]&lt;&gt;0;[.AM190]=&quot;&quot;))" style:apply-style-name="Cellule_20_invalide" style:base-cell-address="Feuille1.AM190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900" style:family="table-cell" style:parent-style-name="Default" style:data-style-name="N0">
      <style:map style:condition="is-true-formula([.AK183]=0)" style:apply-style-name="Cellule_20_grisée" style:base-cell-address="Feuille1.AN183"/>
      <style:map style:condition="is-true-formula(AND([.AK183]&lt;&gt;0;[.AN183]=&quot;&quot;))" style:apply-style-name="Cellule_20_invalide" style:base-cell-address="Feuille1.AN183"/>
    </style:style>
    <style:style style:name="ce1901" style:family="table-cell" style:parent-style-name="Default" style:data-style-name="N0">
      <style:map style:condition="is-true-formula([.AK184]=0)" style:apply-style-name="Cellule_20_grisée" style:base-cell-address="Feuille1.AN184"/>
      <style:map style:condition="is-true-formula(AND([.AK184]&lt;&gt;0;[.AN184]=&quot;&quot;))" style:apply-style-name="Cellule_20_invalide" style:base-cell-address="Feuille1.AN184"/>
    </style:style>
    <style:style style:name="ce1902" style:family="table-cell" style:parent-style-name="Default" style:data-style-name="N0">
      <style:map style:condition="is-true-formula([.AK185]=0)" style:apply-style-name="Cellule_20_grisée" style:base-cell-address="Feuille1.AN185"/>
      <style:map style:condition="is-true-formula(AND([.AK185]&lt;&gt;0;[.AN185]=&quot;&quot;))" style:apply-style-name="Cellule_20_invalide" style:base-cell-address="Feuille1.AN185"/>
    </style:style>
    <style:style style:name="ce1943" style:family="table-cell" style:parent-style-name="Default" style:data-style-name="N0">
      <style:map style:condition="is-true-formula([.AK186]=0)" style:apply-style-name="Cellule_20_grisée" style:base-cell-address="Feuille1.AN186"/>
      <style:map style:condition="is-true-formula(AND([.AK186]&lt;&gt;0;[.AN186]=&quot;&quot;))" style:apply-style-name="Cellule_20_invalide" style:base-cell-address="Feuille1.AN186"/>
    </style:style>
    <style:style style:name="ce1903" style:family="table-cell" style:parent-style-name="Default" style:data-style-name="N0">
      <style:map style:condition="is-true-formula([.AK187]=0)" style:apply-style-name="Cellule_20_grisée" style:base-cell-address="Feuille1.AN187"/>
      <style:map style:condition="is-true-formula(AND([.AK187]&lt;&gt;0;[.AN187]=&quot;&quot;))" style:apply-style-name="Cellule_20_invalide" style:base-cell-address="Feuille1.AN187"/>
    </style:style>
    <style:style style:name="ce1945" style:family="table-cell" style:parent-style-name="Default" style:data-style-name="N0">
      <style:map style:condition="is-true-formula([.AK188]=0)" style:apply-style-name="Cellule_20_grisée" style:base-cell-address="Feuille1.AN188"/>
      <style:map style:condition="is-true-formula(AND([.AK188]&lt;&gt;0;[.AN188]=&quot;&quot;))" style:apply-style-name="Cellule_20_invalide" style:base-cell-address="Feuille1.AN188"/>
    </style:style>
    <style:style style:name="ce1904" style:family="table-cell" style:parent-style-name="Default" style:data-style-name="N0">
      <style:map style:condition="is-true-formula([.AK189]=0)" style:apply-style-name="Cellule_20_grisée" style:base-cell-address="Feuille1.AN189"/>
      <style:map style:condition="is-true-formula(AND([.AK189]&lt;&gt;0;[.AN189]=&quot;&quot;))" style:apply-style-name="Cellule_20_invalide" style:base-cell-address="Feuille1.AN189"/>
    </style:style>
    <style:style style:name="ce1947" style:family="table-cell" style:parent-style-name="Default" style:data-style-name="N0">
      <style:map style:condition="is-true-formula([.AK190]=0)" style:apply-style-name="Cellule_20_grisée" style:base-cell-address="Feuille1.AN190"/>
      <style:map style:condition="is-true-formula(AND([.AK190]&lt;&gt;0;[.AN190]=&quot;&quot;))" style:apply-style-name="Cellule_20_invalide" style:base-cell-address="Feuille1.AN190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2])" table:allow-empty-cell="true" table:display-list="unsorted" table:base-cell-address="Feuille1.S74"/>
        <table:content-validation table:name="val8" table:condition="of:cell-content-is-in-list([$Feuille1.$A$89:$Feuille1.$A$202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8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9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3">
          <table:table-cell office:value-type="string" calcext:value-type="string">
            <text:p>V_DeltaGold_Intro</text:p>
          </table:table-cell>
          <table:table-cell office:value-type="float" office:value="120" calcext:value-type="float">
            <text:p>120</text:p>
          </table:table-cell>
          <table:table-cell table:style-name="ce209" office:value-type="float" office:value="0" calcext:value-type="float">
            <text:p>0</text:p>
          </table:table-cell>
          <table:table-cell table:style-name="ce325"/>
          <table:table-cell table:style-name="ce422"/>
          <table:table-cell table:style-name="ce518" office:value-type="float" office:value="0" calcext:value-type="float">
            <text:p>0</text:p>
          </table:table-cell>
          <table:table-cell table:style-name="ce543"/>
          <table:table-cell table:style-name="ce567"/>
          <table:table-cell table:style-name="ce605" office:value-type="float" office:value="0" calcext:value-type="float">
            <text:p>0</text:p>
          </table:table-cell>
          <table:table-cell table:style-name="ce976"/>
          <table:table-cell table:style-name="ce996"/>
          <table:table-cell table:style-name="ce1018" office:value-type="float" office:value="0" calcext:value-type="float">
            <text:p>0</text:p>
          </table:table-cell>
          <table:table-cell table:style-name="ce1030"/>
          <table:table-cell table:style-name="ce1039"/>
          <table:table-cell office:value-type="float" office:value="0" calcext:value-type="float">
            <text:p>0</text:p>
          </table:table-cell>
          <table:table-cell table:style-name="ce1058"/>
          <table:table-cell table:style-name="ce1077"/>
          <table:table-cell office:value-type="float" office:value="0" calcext:value-type="float">
            <text:p>0</text:p>
          </table:table-cell>
          <table:table-cell table:style-name="ce1088"/>
          <table:table-cell table:style-name="ce1097"/>
          <table:table-cell table:style-name="ce1117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28" office:value-type="float" office:value="0" calcext:value-type="float">
            <text:p>0</text:p>
          </table:table-cell>
          <table:table-cell table:style-name="ce1332" table:content-validation-name="val4" office:value-type="string" calcext:value-type="string">
            <text:p>immune</text:p>
          </table:table-cell>
          <table:table-cell table:style-name="ce1545" table:content-validation-name="val4" office:value-type="float" office:value="0" calcext:value-type="float">
            <text:p>0</text:p>
          </table:table-cell>
          <table:table-cell table:style-name="ce1780" table:content-validation-name="val4" office:value-type="float" office:value="0" calcext:value-type="float">
            <text:p>0</text:p>
          </table:table-cell>
          <table:table-cell table:style-name="ce1789" office:value-type="float" office:value="0" calcext:value-type="float">
            <text:p>0</text:p>
          </table:table-cell>
          <table:table-cell table:style-name="ce1797" office:value-type="float" office:value="0" calcext:value-type="float">
            <text:p>0</text:p>
          </table:table-cell>
          <table:table-cell table:style-name="ce1812" table:content-validation-name="val5" office:value-type="string" calcext:value-type="string">
            <text:p>positionV</text:p>
          </table:table-cell>
          <table:table-cell table:style-name="ce1828" table:content-validation-name="val6" office:value-type="string" calcext:value-type="string">
            <text:p>greater</text:p>
          </table:table-cell>
          <table:table-cell table:style-name="ce1673" office:value-type="float" office:value="250" calcext:value-type="float">
            <text:p>250</text:p>
          </table:table-cell>
          <table:table-cell table:style-name="ce1858" table:content-validation-name="val7" office:value-type="string" calcext:value-type="string">
            <text:p>V_DeltaGold_Wait</text:p>
          </table:table-cell>
          <table:table-cell table:style-name="ce1866" table:content-validation-name="val5" office:value-type="float" office:value="0" calcext:value-type="float">
            <text:p>0</text:p>
          </table:table-cell>
          <table:table-cell table:style-name="ce1874" table:content-validation-name="val6"/>
          <table:table-cell table:style-name="ce1885"/>
          <table:table-cell table:style-name="ce1900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V_DeltaGold_Wait</text:p>
          </table:table-cell>
          <table:table-cell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326"/>
          <table:table-cell table:style-name="ce423"/>
          <table:table-cell table:style-name="ce205" office:value-type="float" office:value="0" calcext:value-type="float">
            <text:p>0</text:p>
          </table:table-cell>
          <table:table-cell table:style-name="ce544"/>
          <table:table-cell table:style-name="ce568"/>
          <table:table-cell table:style-name="ce968" office:value-type="float" office:value="0" calcext:value-type="float">
            <text:p>0</text:p>
          </table:table-cell>
          <table:table-cell table:style-name="ce977"/>
          <table:table-cell table:style-name="ce997"/>
          <table:table-cell table:style-name="ce1020" office:value-type="float" office:value="0" calcext:value-type="float">
            <text:p>0</text:p>
          </table:table-cell>
          <table:table-cell table:style-name="ce1031"/>
          <table:table-cell table:style-name="ce1040"/>
          <table:table-cell office:value-type="float" office:value="0" calcext:value-type="float">
            <text:p>0</text:p>
          </table:table-cell>
          <table:table-cell table:style-name="ce1059"/>
          <table:table-cell table:style-name="ce1078"/>
          <table:table-cell office:value-type="float" office:value="0" calcext:value-type="float">
            <text:p>0</text:p>
          </table:table-cell>
          <table:table-cell table:style-name="ce1089"/>
          <table:table-cell table:style-name="ce1098"/>
          <table:table-cell table:style-name="ce111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29" office:value-type="float" office:value="0" calcext:value-type="float">
            <text:p>0</text:p>
          </table:table-cell>
          <table:table-cell table:style-name="ce1333" table:content-validation-name="val4" office:value-type="string" calcext:value-type="string">
            <text:p>immune</text:p>
          </table:table-cell>
          <table:table-cell table:style-name="ce1546" table:content-validation-name="val4" office:value-type="float" office:value="0" calcext:value-type="float">
            <text:p>0</text:p>
          </table:table-cell>
          <table:table-cell table:style-name="ce1782" table:content-validation-name="val4" office:value-type="float" office:value="0" calcext:value-type="float">
            <text:p>0</text:p>
          </table:table-cell>
          <table:table-cell table:style-name="ce1790" office:value-type="float" office:value="0" calcext:value-type="float">
            <text:p>0</text:p>
          </table:table-cell>
          <table:table-cell table:style-name="ce1798" office:value-type="float" office:value="0" calcext:value-type="float">
            <text:p>0</text:p>
          </table:table-cell>
          <table:table-cell table:style-name="ce1813" table:content-validation-name="val5" office:value-type="string" calcext:value-type="string">
            <text:p>phaseClock</text:p>
          </table:table-cell>
          <table:table-cell table:style-name="ce1830" table:content-validation-name="val6" office:value-type="string" calcext:value-type="string">
            <text:p>greater</text:p>
          </table:table-cell>
          <table:table-cell table:style-name="ce1848" office:value-type="float" office:value="1" calcext:value-type="float">
            <text:p>1</text:p>
          </table:table-cell>
          <table:table-cell table:style-name="ce1859" table:content-validation-name="val7" office:value-type="string" calcext:value-type="string">
            <text:p>V_DeltaGold_Phase1</text:p>
          </table:table-cell>
          <table:table-cell table:style-name="ce1867" table:content-validation-name="val5" office:value-type="float" office:value="0" calcext:value-type="float">
            <text:p>0</text:p>
          </table:table-cell>
          <table:table-cell table:style-name="ce1875" table:content-validation-name="val6"/>
          <table:table-cell table:style-name="ce1886"/>
          <table:table-cell table:style-name="ce1901" table:content-validation-name="val7"/>
          <table:table-cell office:value-type="string" calcext:value-type="string">
            <text:p>Dial_Zeppelin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1</text:p>
          </table:table-cell>
          <table:table-cell office:value-type="float" office:value="0" calcext:value-type="float">
            <text:p>0</text:p>
          </table:table-cell>
          <table:table-cell table:style-name="ce220" office:value-type="string" calcext:value-type="string">
            <text:p>V_Delta1_laser_extL</text:p>
          </table:table-cell>
          <table:table-cell table:style-name="ce342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529" office:value-type="string" calcext:value-type="string">
            <text:p>V_Delta1_laser_extR</text:p>
          </table:table-cell>
          <table:table-cell table:style-name="ce545" office:value-type="float" office:value="0" calcext:value-type="float">
            <text:p>0</text:p>
          </table:table-cell>
          <table:table-cell table:style-name="ce569" office:value-type="string" calcext:value-type="string">
            <text:p>0.2</text:p>
          </table:table-cell>
          <table:table-cell table:style-name="ce969" office:value-type="string" calcext:value-type="string">
            <text:p>V_Delta1_laser_intL</text:p>
          </table:table-cell>
          <table:table-cell table:style-name="ce978" office:value-type="float" office:value="0" calcext:value-type="float">
            <text:p>0</text:p>
          </table:table-cell>
          <table:table-cell table:style-name="ce998" office:value-type="string" calcext:value-type="string">
            <text:p>0.2</text:p>
          </table:table-cell>
          <table:table-cell table:style-name="ce1021" office:value-type="string" calcext:value-type="string">
            <text:p>V_Delta1_laser_intR</text:p>
          </table:table-cell>
          <table:table-cell table:style-name="ce1032" office:value-type="float" office:value="0" calcext:value-type="float">
            <text:p>0</text:p>
          </table:table-cell>
          <table:table-cell table:style-name="ce1041" office:value-type="string" calcext:value-type="string">
            <text:p>0.2</text:p>
          </table:table-cell>
          <table:table-cell office:value-type="string" calcext:value-type="string">
            <text:p>V_Delta1_blast</text:p>
          </table:table-cell>
          <table:table-cell table:style-name="ce1060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0"/>
          <table:table-cell table:style-name="ce1099"/>
          <table:table-cell table:style-name="ce1119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31" office:value-type="float" office:value="20" calcext:value-type="float">
            <text:p>20</text:p>
          </table:table-cell>
          <table:table-cell table:style-name="ce1334" table:content-validation-name="val4" office:value-type="string" calcext:value-type="string">
            <text:p>face_target</text:p>
          </table:table-cell>
          <table:table-cell table:style-name="ce1547" table:content-validation-name="val4" office:value-type="float" office:value="0" calcext:value-type="float">
            <text:p>0</text:p>
          </table:table-cell>
          <table:table-cell table:style-name="ce1783" table:content-validation-name="val4" office:value-type="float" office:value="0" calcext:value-type="float">
            <text:p>0</text:p>
          </table:table-cell>
          <table:table-cell table:style-name="ce1791" office:value-type="float" office:value="0" calcext:value-type="float">
            <text:p>0</text:p>
          </table:table-cell>
          <table:table-cell table:style-name="ce1800" office:value-type="float" office:value="0" calcext:value-type="float">
            <text:p>0</text:p>
          </table:table-cell>
          <table:table-cell table:style-name="ce1814" table:content-validation-name="val5" office:value-type="string" calcext:value-type="string">
            <text:p>phaseClock</text:p>
          </table:table-cell>
          <table:table-cell table:style-name="ce1831" table:content-validation-name="val6" office:value-type="string" calcext:value-type="string">
            <text:p>greater</text:p>
          </table:table-cell>
          <table:table-cell table:style-name="ce1849" office:value-type="float" office:value="8" calcext:value-type="float">
            <text:p>8</text:p>
          </table:table-cell>
          <table:table-cell table:style-name="ce1860" table:content-validation-name="val7" office:value-type="string" calcext:value-type="string">
            <text:p>V_DeltaGold_Phase2</text:p>
          </table:table-cell>
          <table:table-cell table:style-name="ce1868" table:content-validation-name="val5" office:value-type="string" calcext:value-type="string">
            <text:p>playerHit</text:p>
          </table:table-cell>
          <table:table-cell table:style-name="ce1876" table:content-validation-name="val6" office:value-type="string" calcext:value-type="string">
            <text:p>equal</text:p>
          </table:table-cell>
          <table:table-cell table:style-name="ce1887" office:value-type="float" office:value="0" calcext:value-type="float">
            <text:p>0</text:p>
          </table:table-cell>
          <table:table-cell table:style-name="ce1902" table:content-validation-name="val7" office:value-type="string" calcext:value-type="string">
            <text:p>V_DeltaGold_Phase1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1_Hit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368"/>
          <table:table-cell table:style-name="ce420"/>
          <table:table-cell table:style-name="ce506" office:value-type="float" office:value="0" calcext:value-type="float">
            <text:p>0</text:p>
          </table:table-cell>
          <table:table-cell table:style-name="ce531"/>
          <table:table-cell table:style-name="ce549"/>
          <table:table-cell table:style-name="ce572" office:value-type="float" office:value="0" calcext:value-type="float">
            <text:p>0</text:p>
          </table:table-cell>
          <table:table-cell table:style-name="ce583"/>
          <table:table-cell table:style-name="ce596"/>
          <table:table-cell table:style-name="ce982" office:value-type="float" office:value="0" calcext:value-type="float">
            <text:p>0</text:p>
          </table:table-cell>
          <table:table-cell table:style-name="ce1001"/>
          <table:table-cell table:style-name="ce1013"/>
          <table:table-cell office:value-type="float" office:value="0" calcext:value-type="float">
            <text:p>0</text:p>
          </table:table-cell>
          <table:table-cell table:style-name="ce1048"/>
          <table:table-cell table:style-name="ce1074"/>
          <table:table-cell office:value-type="float" office:value="0" calcext:value-type="float">
            <text:p>0</text:p>
          </table:table-cell>
          <table:table-cell table:style-name="ce1100"/>
          <table:table-cell table:style-name="ce1111"/>
          <table:table-cell table:style-name="ce114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56" office:value-type="float" office:value="20" calcext:value-type="float">
            <text:p>20</text:p>
          </table:table-cell>
          <table:table-cell table:style-name="ce1358" table:content-validation-name="val4" office:value-type="string" calcext:value-type="string">
            <text:p>face_target</text:p>
          </table:table-cell>
          <table:table-cell table:style-name="ce1572" table:content-validation-name="val4" office:value-type="float" office:value="0" calcext:value-type="float">
            <text:p>0</text:p>
          </table:table-cell>
          <table:table-cell table:style-name="ce1760" table:content-validation-name="val4" office:value-type="float" office:value="0" calcext:value-type="float">
            <text:p>0</text:p>
          </table:table-cell>
          <table:table-cell table:style-name="ce1771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810" table:content-validation-name="val5" office:value-type="float" office:value="0" calcext:value-type="float">
            <text:p>0</text:p>
          </table:table-cell>
          <table:table-cell table:style-name="ce1834" table:content-validation-name="val6"/>
          <table:table-cell table:style-name="ce1856"/>
          <table:table-cell table:style-name="ce1884" table:content-validation-name="val7"/>
          <table:table-cell table:style-name="ce1899" table:content-validation-name="val5" office:value-type="string" calcext:value-type="string">
            <text:p>playerUnhit</text:p>
          </table:table-cell>
          <table:table-cell table:style-name="ce1914" table:content-validation-name="val6" office:value-type="string" calcext:value-type="string">
            <text:p>equal</text:p>
          </table:table-cell>
          <table:table-cell table:style-name="ce1927" office:value-type="float" office:value="0" calcext:value-type="float">
            <text:p>0</text:p>
          </table:table-cell>
          <table:table-cell table:style-name="ce1943" table:content-validation-name="val7" office:value-type="string" calcext:value-type="string">
            <text:p>V_DeltaGold_Phase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2</text:p>
          </table:table-cell>
          <table:table-cell office:value-type="float" office:value="0" calcext:value-type="float">
            <text:p>0</text:p>
          </table:table-cell>
          <table:table-cell table:style-name="ce223" office:value-type="string" calcext:value-type="string">
            <text:p>V_DeltaGold_ring1L</text:p>
          </table:table-cell>
          <table:table-cell table:style-name="ce34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530" office:value-type="string" calcext:value-type="string">
            <text:p>V_DeltaGold_ring1M</text:p>
          </table:table-cell>
          <table:table-cell table:style-name="ce546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style-name="ce970" office:value-type="string" calcext:value-type="string">
            <text:p>V_DeltaGold_ring1R</text:p>
          </table:table-cell>
          <table:table-cell table:style-name="ce984" office:value-type="float" office:value="0" calcext:value-type="float">
            <text:p>0</text:p>
          </table:table-cell>
          <table:table-cell table:style-name="ce999" office:value-type="float" office:value="1" calcext:value-type="float">
            <text:p>1</text:p>
          </table:table-cell>
          <table:table-cell table:style-name="ce1022" office:value-type="string" calcext:value-type="string">
            <text:p>V_DeltaGold_ring2L</text:p>
          </table:table-cell>
          <table:table-cell table:style-name="ce1033" office:value-type="float" office:value="0" calcext:value-type="float">
            <text:p>0</text:p>
          </table:table-cell>
          <table:table-cell table:style-name="ce603" office:value-type="string" calcext:value-type="string">
            <text:p>1.4</text:p>
          </table:table-cell>
          <table:table-cell office:value-type="string" calcext:value-type="string">
            <text:p>V_DeltaGold_ring2M</text:p>
          </table:table-cell>
          <table:table-cell table:style-name="ce1062" office:value-type="float" office:value="0" calcext:value-type="float">
            <text:p>0</text:p>
          </table:table-cell>
          <table:table-cell table:style-name="ce1080" office:value-type="string" calcext:value-type="string">
            <text:p>1.4</text:p>
          </table:table-cell>
          <table:table-cell office:value-type="string" calcext:value-type="string">
            <text:p>V_DeltaGold_ring2R</text:p>
          </table:table-cell>
          <table:table-cell table:style-name="ce1091" office:value-type="float" office:value="0" calcext:value-type="float">
            <text:p>0</text:p>
          </table:table-cell>
          <table:table-cell table:style-name="ce1035" office:value-type="string" calcext:value-type="string">
            <text:p>1.4</text:p>
          </table:table-cell>
          <table:table-cell table:style-name="ce112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674" office:value-type="float" office:value="20" calcext:value-type="float">
            <text:p>20</text:p>
          </table:table-cell>
          <table:table-cell table:style-name="ce1335" table:content-validation-name="val4" office:value-type="string" calcext:value-type="string">
            <text:p>face_target</text:p>
          </table:table-cell>
          <table:table-cell table:style-name="ce1548" table:content-validation-name="val4" office:value-type="float" office:value="0" calcext:value-type="float">
            <text:p>0</text:p>
          </table:table-cell>
          <table:table-cell table:style-name="ce1784" table:content-validation-name="val4" office:value-type="float" office:value="0" calcext:value-type="float">
            <text:p>0</text:p>
          </table:table-cell>
          <table:table-cell table:style-name="ce1792" office:value-type="float" office:value="0" calcext:value-type="float">
            <text:p>0</text:p>
          </table:table-cell>
          <table:table-cell table:style-name="ce1801" office:value-type="float" office:value="0" calcext:value-type="float">
            <text:p>0</text:p>
          </table:table-cell>
          <table:table-cell table:style-name="ce1613" table:content-validation-name="val5" office:value-type="string" calcext:value-type="string">
            <text:p>phaseClock</text:p>
          </table:table-cell>
          <table:table-cell table:style-name="ce1832" table:content-validation-name="val6" office:value-type="string" calcext:value-type="string">
            <text:p>greater</text:p>
          </table:table-cell>
          <table:table-cell table:style-name="ce1850" office:value-type="float" office:value="7" calcext:value-type="float">
            <text:p>7</text:p>
          </table:table-cell>
          <table:table-cell table:style-name="ce1862" table:content-validation-name="val7" office:value-type="string" calcext:value-type="string">
            <text:p>V_DeltaGold_Phase3</text:p>
          </table:table-cell>
          <table:table-cell table:style-name="ce1870" table:content-validation-name="val5" office:value-type="string" calcext:value-type="string">
            <text:p>playerHit</text:p>
          </table:table-cell>
          <table:table-cell table:style-name="ce1877" table:content-validation-name="val6" office:value-type="string" calcext:value-type="string">
            <text:p>equal</text:p>
          </table:table-cell>
          <table:table-cell table:style-name="ce1888" office:value-type="float" office:value="0" calcext:value-type="float">
            <text:p>0</text:p>
          </table:table-cell>
          <table:table-cell table:style-name="ce1903" table:content-validation-name="val7" office:value-type="string" calcext:value-type="string">
            <text:p>V_DeltaGold_Phase2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2_Hit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75"/>
          <table:table-cell table:style-name="ce443"/>
          <table:table-cell table:style-name="ce509" office:value-type="float" office:value="0" calcext:value-type="float">
            <text:p>0</text:p>
          </table:table-cell>
          <table:table-cell table:style-name="ce533"/>
          <table:table-cell table:style-name="ce551"/>
          <table:table-cell table:style-name="ce575" office:value-type="float" office:value="0" calcext:value-type="float">
            <text:p>0</text:p>
          </table:table-cell>
          <table:table-cell table:style-name="ce585"/>
          <table:table-cell table:style-name="ce598"/>
          <table:table-cell table:style-name="ce986" office:value-type="float" office:value="0" calcext:value-type="float">
            <text:p>0</text:p>
          </table:table-cell>
          <table:table-cell table:style-name="ce1003"/>
          <table:table-cell table:style-name="ce1015"/>
          <table:table-cell office:value-type="float" office:value="0" calcext:value-type="float">
            <text:p>0</text:p>
          </table:table-cell>
          <table:table-cell table:style-name="ce1050"/>
          <table:table-cell table:style-name="ce1076"/>
          <table:table-cell office:value-type="float" office:value="0" calcext:value-type="float">
            <text:p>0</text:p>
          </table:table-cell>
          <table:table-cell table:style-name="ce1103"/>
          <table:table-cell table:style-name="ce1113"/>
          <table:table-cell table:style-name="ce1144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59" office:value-type="float" office:value="20" calcext:value-type="float">
            <text:p>20</text:p>
          </table:table-cell>
          <table:table-cell table:style-name="ce1360" table:content-validation-name="val4" office:value-type="string" calcext:value-type="string">
            <text:p>face_target</text:p>
          </table:table-cell>
          <table:table-cell table:style-name="ce1574" table:content-validation-name="val4" office:value-type="float" office:value="0" calcext:value-type="float">
            <text:p>0</text:p>
          </table:table-cell>
          <table:table-cell table:style-name="ce1762" table:content-validation-name="val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788" office:value-type="float" office:value="0" calcext:value-type="float">
            <text:p>0</text:p>
          </table:table-cell>
          <table:table-cell table:style-name="ce1815" table:content-validation-name="val5" office:value-type="float" office:value="0" calcext:value-type="float">
            <text:p>0</text:p>
          </table:table-cell>
          <table:table-cell table:style-name="ce1836" table:content-validation-name="val6"/>
          <table:table-cell table:style-name="ce1861"/>
          <table:table-cell table:style-name="ce1891" table:content-validation-name="val7"/>
          <table:table-cell table:style-name="ce1906" table:content-validation-name="val5" office:value-type="string" calcext:value-type="string">
            <text:p>playerUnhit</text:p>
          </table:table-cell>
          <table:table-cell table:style-name="ce1916" table:content-validation-name="val6" office:value-type="string" calcext:value-type="string">
            <text:p>equal</text:p>
          </table:table-cell>
          <table:table-cell table:style-name="ce1929" office:value-type="float" office:value="0" calcext:value-type="float">
            <text:p>0</text:p>
          </table:table-cell>
          <table:table-cell table:style-name="ce1945" table:content-validation-name="val7" office:value-type="string" calcext:value-type="string">
            <text:p>V_DeltaGold_Phase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3</text:p>
          </table:table-cell>
          <table:table-cell office:value-type="float" office:value="0" calcext:value-type="float">
            <text:p>0</text:p>
          </table:table-cell>
          <table:table-cell table:style-name="ce225" office:value-type="string" calcext:value-type="string">
            <text:p>V_DeltaGold_ringFull</text:p>
          </table:table-cell>
          <table:table-cell table:style-name="ce383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73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43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081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101" office:value-type="string" calcext:value-type="string">
            <text:p>0.4</text:p>
          </table:table-cell>
          <table:table-cell table:style-name="ce1121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33" office:value-type="float" office:value="20" calcext:value-type="float">
            <text:p>20</text:p>
          </table:table-cell>
          <table:table-cell table:style-name="ce1336" table:content-validation-name="val4" office:value-type="string" calcext:value-type="string">
            <text:p>face_target</text:p>
          </table:table-cell>
          <table:table-cell table:style-name="ce1549" table:content-validation-name="val4" office:value-type="float" office:value="0" calcext:value-type="float">
            <text:p>0</text:p>
          </table:table-cell>
          <table:table-cell table:style-name="ce1785" table:content-validation-name="val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802" office:value-type="float" office:value="0" calcext:value-type="float">
            <text:p>0</text:p>
          </table:table-cell>
          <table:table-cell table:style-name="ce1816" table:content-validation-name="val5" office:value-type="string" calcext:value-type="string">
            <text:p>phaseClock</text:p>
          </table:table-cell>
          <table:table-cell table:style-name="ce1663" table:content-validation-name="val6" office:value-type="string" calcext:value-type="string">
            <text:p>greater</text:p>
          </table:table-cell>
          <table:table-cell table:style-name="ce1852" office:value-type="float" office:value="7" calcext:value-type="float">
            <text:p>7</text:p>
          </table:table-cell>
          <table:table-cell table:style-name="ce1863" table:content-validation-name="val7" office:value-type="string" calcext:value-type="string">
            <text:p>V_DeltaGold_Phase1</text:p>
          </table:table-cell>
          <table:table-cell table:style-name="ce1871" table:content-validation-name="val5" office:value-type="string" calcext:value-type="string">
            <text:p>playerHit</text:p>
          </table:table-cell>
          <table:table-cell table:style-name="ce1878" table:content-validation-name="val6" office:value-type="string" calcext:value-type="string">
            <text:p>equal</text:p>
          </table:table-cell>
          <table:table-cell table:style-name="ce1890" office:value-type="float" office:value="0" calcext:value-type="float">
            <text:p>0</text:p>
          </table:table-cell>
          <table:table-cell table:style-name="ce1904" table:content-validation-name="val7" office:value-type="string" calcext:value-type="string">
            <text:p>V_DeltaGold_Phase3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3_Hit</text:p>
          </table:table-cell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380"/>
          <table:table-cell table:style-name="ce445"/>
          <table:table-cell table:style-name="ce513" office:value-type="float" office:value="0" calcext:value-type="float">
            <text:p>0</text:p>
          </table:table-cell>
          <table:table-cell table:style-name="ce536"/>
          <table:table-cell table:style-name="ce553"/>
          <table:table-cell table:style-name="ce577" office:value-type="float" office:value="0" calcext:value-type="float">
            <text:p>0</text:p>
          </table:table-cell>
          <table:table-cell table:style-name="ce587"/>
          <table:table-cell table:style-name="ce600"/>
          <table:table-cell table:style-name="ce988" office:value-type="float" office:value="0" calcext:value-type="float">
            <text:p>0</text:p>
          </table:table-cell>
          <table:table-cell table:style-name="ce1005"/>
          <table:table-cell table:style-name="ce1017"/>
          <table:table-cell office:value-type="float" office:value="0" calcext:value-type="float">
            <text:p>0</text:p>
          </table:table-cell>
          <table:table-cell table:style-name="ce1055"/>
          <table:table-cell table:style-name="ce1083"/>
          <table:table-cell office:value-type="float" office:value="0" calcext:value-type="float">
            <text:p>0</text:p>
          </table:table-cell>
          <table:table-cell table:style-name="ce1105"/>
          <table:table-cell table:style-name="ce1115"/>
          <table:table-cell table:style-name="ce1146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61" office:value-type="float" office:value="20" calcext:value-type="float">
            <text:p>20</text:p>
          </table:table-cell>
          <table:table-cell table:style-name="ce1362" table:content-validation-name="val4" office:value-type="string" calcext:value-type="string">
            <text:p>face_target</text:p>
          </table:table-cell>
          <table:table-cell table:style-name="ce1576" table:content-validation-name="val4" office:value-type="float" office:value="0" calcext:value-type="float">
            <text:p>0</text:p>
          </table:table-cell>
          <table:table-cell table:style-name="ce1764" table:content-validation-name="val4" office:value-type="float" office:value="0" calcext:value-type="float">
            <text:p>0</text:p>
          </table:table-cell>
          <table:table-cell table:style-name="ce1775" office:value-type="float" office:value="0" calcext:value-type="float">
            <text:p>0</text:p>
          </table:table-cell>
          <table:table-cell table:style-name="ce1794" office:value-type="float" office:value="0" calcext:value-type="float">
            <text:p>0</text:p>
          </table:table-cell>
          <table:table-cell table:style-name="ce1818" table:content-validation-name="val5" office:value-type="float" office:value="0" calcext:value-type="float">
            <text:p>0</text:p>
          </table:table-cell>
          <table:table-cell table:style-name="ce1838" table:content-validation-name="val6"/>
          <table:table-cell table:style-name="ce1865"/>
          <table:table-cell table:style-name="ce1893" table:content-validation-name="val7"/>
          <table:table-cell table:style-name="ce1908" table:content-validation-name="val5" office:value-type="string" calcext:value-type="string">
            <text:p>playerUnhit</text:p>
          </table:table-cell>
          <table:table-cell table:style-name="ce1918" table:content-validation-name="val6" office:value-type="string" calcext:value-type="string">
            <text:p>equal</text:p>
          </table:table-cell>
          <table:table-cell table:style-name="ce1931" office:value-type="float" office:value="0" calcext:value-type="float">
            <text:p>0</text:p>
          </table:table-cell>
          <table:table-cell table:style-name="ce1947" table:content-validation-name="val7" office:value-type="string" calcext:value-type="string">
            <text:p>V_DeltaGold_Phase1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96:Feuille1.AI115 Feuille1.AI118:Feuille1.AI126 Feuille1.AM117:Feuille1.AM126 Feuille1.AI128:Feuille1.AI181 Feuille1.AM128:Feuille1.AM181 Feuille1.AM59:Feuille1.AM59 Feuille1.AM74:Feuille1.AM74 Feuille1.AI77:Feuille1.AI92 Feuille1.AI94:Feuille1.AI9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I93:Feuille1.AI93">
            <calcext:condition calcext:apply-style-name="Cellule grisée" calcext:value="formula-is([.AF93]=0)" calcext:base-cell-address="Feuille1.AI93"/>
            <calcext:condition calcext:apply-style-name="Cellule invalide" calcext:value="formula-is(AND([.AF93]&lt;&gt;0;[.AI93]=&quot;&quot;))" calcext:base-cell-address="Feuille1.AI93"/>
          </calcext:conditional-format>
          <calcext:conditional-format calcext:target-range-address="Feuille1.AI95:Feuille1.AI95">
            <calcext:condition calcext:apply-style-name="Cellule grisée" calcext:value="formula-is([.AF95]=0)" calcext:base-cell-address="Feuille1.AI95"/>
            <calcext:condition calcext:apply-style-name="Cellule invalide" calcext:value="formula-is(AND([.AF95]&lt;&gt;0;[.AI95]=&quot;&quot;))" calcext:base-cell-address="Feuille1.AI95"/>
          </calcext:conditional-format>
          <calcext:conditional-format calcext:target-range-address="Feuille1.C183:Feuille1.C183">
            <calcext:condition calcext:apply-style-name="Cellule invalide" calcext:value="formula-is(#REF!=&quot;&quot;)" calcext:base-cell-address="Feuille1.C183"/>
          </calcext:conditional-format>
          <calcext:conditional-format calcext:target-range-address="Feuille1.C184:Feuille1.C184">
            <calcext:condition calcext:apply-style-name="Cellule invalide" calcext:value="formula-is(#REF!=&quot;&quot;)" calcext:base-cell-address="Feuille1.C184"/>
          </calcext:conditional-format>
          <calcext:conditional-format calcext:target-range-address="Feuille1.C185:Feuille1.C185">
            <calcext:condition calcext:apply-style-name="Cellule invalide" calcext:value="formula-is(#REF!=&quot;&quot;)" calcext:base-cell-address="Feuille1.C185"/>
          </calcext:conditional-format>
          <calcext:conditional-format calcext:target-range-address="Feuille1.C187:Feuille1.C187">
            <calcext:condition calcext:apply-style-name="Cellule invalide" calcext:value="formula-is(#REF!=&quot;&quot;)" calcext:base-cell-address="Feuille1.C187"/>
          </calcext:conditional-format>
          <calcext:conditional-format calcext:target-range-address="Feuille1.C189:Feuille1.C189">
            <calcext:condition calcext:apply-style-name="Cellule invalide" calcext:value="formula-is(#REF!=&quot;&quot;)" calcext:base-cell-address="Feuille1.C189"/>
          </calcext:conditional-format>
          <calcext:conditional-format calcext:target-range-address="Feuille1.D183:Feuille1.D183">
            <calcext:condition calcext:apply-style-name="Cellule grisée" calcext:value="formula-is([.C183]=0)" calcext:base-cell-address="Feuille1.D183"/>
          </calcext:conditional-format>
          <calcext:conditional-format calcext:target-range-address="Feuille1.D184:Feuille1.D184">
            <calcext:condition calcext:apply-style-name="Cellule grisée" calcext:value="formula-is([.C184]=0)" calcext:base-cell-address="Feuille1.D184"/>
          </calcext:conditional-format>
          <calcext:conditional-format calcext:target-range-address="Feuille1.D185:Feuille1.D185">
            <calcext:condition calcext:apply-style-name="Cellule grisée" calcext:value="formula-is([.C185]=0)" calcext:base-cell-address="Feuille1.D185"/>
          </calcext:conditional-format>
          <calcext:conditional-format calcext:target-range-address="Feuille1.D187:Feuille1.D187">
            <calcext:condition calcext:apply-style-name="Cellule grisée" calcext:value="formula-is([.C187]=0)" calcext:base-cell-address="Feuille1.D187"/>
          </calcext:conditional-format>
          <calcext:conditional-format calcext:target-range-address="Feuille1.D189:Feuille1.D189">
            <calcext:condition calcext:apply-style-name="Cellule grisée" calcext:value="formula-is([.C189]=0)" calcext:base-cell-address="Feuille1.D189"/>
          </calcext:conditional-format>
          <calcext:conditional-format calcext:target-range-address="Feuille1.E183:Feuille1.E183">
            <calcext:condition calcext:apply-style-name="Cellule grisée" calcext:value="formula-is([.C183]=0)" calcext:base-cell-address="Feuille1.E183"/>
          </calcext:conditional-format>
          <calcext:conditional-format calcext:target-range-address="Feuille1.E184:Feuille1.E184">
            <calcext:condition calcext:apply-style-name="Cellule grisée" calcext:value="formula-is([.C184]=0)" calcext:base-cell-address="Feuille1.E184"/>
          </calcext:conditional-format>
          <calcext:conditional-format calcext:target-range-address="Feuille1.E185:Feuille1.E185">
            <calcext:condition calcext:apply-style-name="Cellule grisée" calcext:value="formula-is([.C185]=0)" calcext:base-cell-address="Feuille1.E185"/>
          </calcext:conditional-format>
          <calcext:conditional-format calcext:target-range-address="Feuille1.E189:Feuille1.E189">
            <calcext:condition calcext:apply-style-name="Cellule grisée" calcext:value="formula-is([.C189]=0)" calcext:base-cell-address="Feuille1.E189"/>
          </calcext:conditional-format>
          <calcext:conditional-format calcext:target-range-address="Feuille1.F183:Feuille1.F183">
            <calcext:condition calcext:apply-style-name="Cellule invalide" calcext:value="formula-is(#REF!=&quot;&quot;)" calcext:base-cell-address="Feuille1.F183"/>
          </calcext:conditional-format>
          <calcext:conditional-format calcext:target-range-address="Feuille1.F184:Feuille1.F184">
            <calcext:condition calcext:apply-style-name="Cellule invalide" calcext:value="formula-is(#REF!=&quot;&quot;)" calcext:base-cell-address="Feuille1.F184"/>
          </calcext:conditional-format>
          <calcext:conditional-format calcext:target-range-address="Feuille1.F185:Feuille1.F185">
            <calcext:condition calcext:apply-style-name="Cellule invalide" calcext:value="formula-is(#REF!=&quot;&quot;)" calcext:base-cell-address="Feuille1.F185"/>
          </calcext:conditional-format>
          <calcext:conditional-format calcext:target-range-address="Feuille1.F187:Feuille1.F187">
            <calcext:condition calcext:apply-style-name="Cellule invalide" calcext:value="formula-is(#REF!=&quot;&quot;)" calcext:base-cell-address="Feuille1.F187"/>
          </calcext:conditional-format>
          <calcext:conditional-format calcext:target-range-address="Feuille1.F189:Feuille1.F189">
            <calcext:condition calcext:apply-style-name="Cellule invalide" calcext:value="formula-is(#REF!=&quot;&quot;)" calcext:base-cell-address="Feuille1.F189"/>
          </calcext:conditional-format>
          <calcext:conditional-format calcext:target-range-address="Feuille1.G183:Feuille1.G183">
            <calcext:condition calcext:apply-style-name="Cellule grisée" calcext:value="formula-is([.F183]=0)" calcext:base-cell-address="Feuille1.G183"/>
          </calcext:conditional-format>
          <calcext:conditional-format calcext:target-range-address="Feuille1.G184:Feuille1.G184">
            <calcext:condition calcext:apply-style-name="Cellule grisée" calcext:value="formula-is([.F184]=0)" calcext:base-cell-address="Feuille1.G184"/>
          </calcext:conditional-format>
          <calcext:conditional-format calcext:target-range-address="Feuille1.G185:Feuille1.G185">
            <calcext:condition calcext:apply-style-name="Cellule grisée" calcext:value="formula-is([.F185]=0)" calcext:base-cell-address="Feuille1.G185"/>
          </calcext:conditional-format>
          <calcext:conditional-format calcext:target-range-address="Feuille1.G187:Feuille1.G187">
            <calcext:condition calcext:apply-style-name="Cellule grisée" calcext:value="formula-is([.F187]=0)" calcext:base-cell-address="Feuille1.G187"/>
          </calcext:conditional-format>
          <calcext:conditional-format calcext:target-range-address="Feuille1.G189:Feuille1.G189">
            <calcext:condition calcext:apply-style-name="Cellule grisée" calcext:value="formula-is([.F189]=0)" calcext:base-cell-address="Feuille1.G189"/>
          </calcext:conditional-format>
          <calcext:conditional-format calcext:target-range-address="Feuille1.H183:Feuille1.H183">
            <calcext:condition calcext:apply-style-name="Cellule grisée" calcext:value="formula-is([.G183]=0)" calcext:base-cell-address="Feuille1.H183"/>
          </calcext:conditional-format>
          <calcext:conditional-format calcext:target-range-address="Feuille1.H184:Feuille1.H184">
            <calcext:condition calcext:apply-style-name="Cellule grisée" calcext:value="formula-is([.G184]=0)" calcext:base-cell-address="Feuille1.H184"/>
          </calcext:conditional-format>
          <calcext:conditional-format calcext:target-range-address="Feuille1.H185:Feuille1.H185">
            <calcext:condition calcext:apply-style-name="Cellule grisée" calcext:value="formula-is([.G185]=0)" calcext:base-cell-address="Feuille1.H185"/>
          </calcext:conditional-format>
          <calcext:conditional-format calcext:target-range-address="Feuille1.H189:Feuille1.H189">
            <calcext:condition calcext:apply-style-name="Cellule grisée" calcext:value="formula-is([.G189]=0)" calcext:base-cell-address="Feuille1.H189"/>
          </calcext:conditional-format>
          <calcext:conditional-format calcext:target-range-address="Feuille1.I183:Feuille1.I183">
            <calcext:condition calcext:apply-style-name="Cellule invalide" calcext:value="formula-is(#REF!=&quot;&quot;)" calcext:base-cell-address="Feuille1.I183"/>
          </calcext:conditional-format>
          <calcext:conditional-format calcext:target-range-address="Feuille1.I184:Feuille1.I184">
            <calcext:condition calcext:apply-style-name="Cellule invalide" calcext:value="formula-is(#REF!=&quot;&quot;)" calcext:base-cell-address="Feuille1.I184"/>
          </calcext:conditional-format>
          <calcext:conditional-format calcext:target-range-address="Feuille1.I185:Feuille1.I185">
            <calcext:condition calcext:apply-style-name="Cellule invalide" calcext:value="formula-is(#REF!=&quot;&quot;)" calcext:base-cell-address="Feuille1.I185"/>
          </calcext:conditional-format>
          <calcext:conditional-format calcext:target-range-address="Feuille1.I187:Feuille1.I187">
            <calcext:condition calcext:apply-style-name="Cellule invalide" calcext:value="formula-is(#REF!=&quot;&quot;)" calcext:base-cell-address="Feuille1.I187"/>
          </calcext:conditional-format>
          <calcext:conditional-format calcext:target-range-address="Feuille1.I189:Feuille1.I189">
            <calcext:condition calcext:apply-style-name="Cellule invalide" calcext:value="formula-is(#REF!=&quot;&quot;)" calcext:base-cell-address="Feuille1.I189"/>
          </calcext:conditional-format>
          <calcext:conditional-format calcext:target-range-address="Feuille1.J183:Feuille1.J183">
            <calcext:condition calcext:apply-style-name="Cellule grisée" calcext:value="formula-is([.I183]=0)" calcext:base-cell-address="Feuille1.J183"/>
          </calcext:conditional-format>
          <calcext:conditional-format calcext:target-range-address="Feuille1.J184:Feuille1.J184">
            <calcext:condition calcext:apply-style-name="Cellule grisée" calcext:value="formula-is([.I184]=0)" calcext:base-cell-address="Feuille1.J184"/>
          </calcext:conditional-format>
          <calcext:conditional-format calcext:target-range-address="Feuille1.J185:Feuille1.J185">
            <calcext:condition calcext:apply-style-name="Cellule grisée" calcext:value="formula-is([.I185]=0)" calcext:base-cell-address="Feuille1.J185"/>
          </calcext:conditional-format>
          <calcext:conditional-format calcext:target-range-address="Feuille1.J187:Feuille1.J187">
            <calcext:condition calcext:apply-style-name="Cellule grisée" calcext:value="formula-is([.I187]=0)" calcext:base-cell-address="Feuille1.J187"/>
          </calcext:conditional-format>
          <calcext:conditional-format calcext:target-range-address="Feuille1.J189:Feuille1.J189">
            <calcext:condition calcext:apply-style-name="Cellule grisée" calcext:value="formula-is([.I189]=0)" calcext:base-cell-address="Feuille1.J189"/>
          </calcext:conditional-format>
          <calcext:conditional-format calcext:target-range-address="Feuille1.K183:Feuille1.K183">
            <calcext:condition calcext:apply-style-name="Cellule grisée" calcext:value="formula-is([.J183]=0)" calcext:base-cell-address="Feuille1.K183"/>
          </calcext:conditional-format>
          <calcext:conditional-format calcext:target-range-address="Feuille1.K184:Feuille1.K184">
            <calcext:condition calcext:apply-style-name="Cellule grisée" calcext:value="formula-is([.J184]=0)" calcext:base-cell-address="Feuille1.K184"/>
          </calcext:conditional-format>
          <calcext:conditional-format calcext:target-range-address="Feuille1.K185:Feuille1.K185">
            <calcext:condition calcext:apply-style-name="Cellule grisée" calcext:value="formula-is([.J185]=0)" calcext:base-cell-address="Feuille1.K185"/>
          </calcext:conditional-format>
          <calcext:conditional-format calcext:target-range-address="Feuille1.K187:Feuille1.K187">
            <calcext:condition calcext:apply-style-name="Cellule grisée" calcext:value="formula-is([.J187]=0)" calcext:base-cell-address="Feuille1.K187"/>
          </calcext:conditional-format>
          <calcext:conditional-format calcext:target-range-address="Feuille1.K189:Feuille1.K189">
            <calcext:condition calcext:apply-style-name="Cellule grisée" calcext:value="formula-is([.J189]=0)" calcext:base-cell-address="Feuille1.K189"/>
          </calcext:conditional-format>
          <calcext:conditional-format calcext:target-range-address="Feuille1.L183:Feuille1.L183">
            <calcext:condition calcext:apply-style-name="Cellule invalide" calcext:value="formula-is(#REF!=&quot;&quot;)" calcext:base-cell-address="Feuille1.L183"/>
          </calcext:conditional-format>
          <calcext:conditional-format calcext:target-range-address="Feuille1.L184:Feuille1.L184">
            <calcext:condition calcext:apply-style-name="Cellule invalide" calcext:value="formula-is(#REF!=&quot;&quot;)" calcext:base-cell-address="Feuille1.L184"/>
          </calcext:conditional-format>
          <calcext:conditional-format calcext:target-range-address="Feuille1.L185:Feuille1.L185">
            <calcext:condition calcext:apply-style-name="Cellule invalide" calcext:value="formula-is(#REF!=&quot;&quot;)" calcext:base-cell-address="Feuille1.L185"/>
          </calcext:conditional-format>
          <calcext:conditional-format calcext:target-range-address="Feuille1.L187:Feuille1.L187">
            <calcext:condition calcext:apply-style-name="Cellule invalide" calcext:value="formula-is(#REF!=&quot;&quot;)" calcext:base-cell-address="Feuille1.L187"/>
          </calcext:conditional-format>
          <calcext:conditional-format calcext:target-range-address="Feuille1.L189:Feuille1.L189">
            <calcext:condition calcext:apply-style-name="Cellule invalide" calcext:value="formula-is(#REF!=&quot;&quot;)" calcext:base-cell-address="Feuille1.L189"/>
          </calcext:conditional-format>
          <calcext:conditional-format calcext:target-range-address="Feuille1.M183:Feuille1.M183">
            <calcext:condition calcext:apply-style-name="Cellule grisée" calcext:value="formula-is([.L183]=0)" calcext:base-cell-address="Feuille1.M183"/>
          </calcext:conditional-format>
          <calcext:conditional-format calcext:target-range-address="Feuille1.M184:Feuille1.M184">
            <calcext:condition calcext:apply-style-name="Cellule grisée" calcext:value="formula-is([.L184]=0)" calcext:base-cell-address="Feuille1.M184"/>
          </calcext:conditional-format>
          <calcext:conditional-format calcext:target-range-address="Feuille1.M185:Feuille1.M185">
            <calcext:condition calcext:apply-style-name="Cellule grisée" calcext:value="formula-is([.L185]=0)" calcext:base-cell-address="Feuille1.M185"/>
          </calcext:conditional-format>
          <calcext:conditional-format calcext:target-range-address="Feuille1.M187:Feuille1.M187">
            <calcext:condition calcext:apply-style-name="Cellule grisée" calcext:value="formula-is([.L187]=0)" calcext:base-cell-address="Feuille1.M187"/>
          </calcext:conditional-format>
          <calcext:conditional-format calcext:target-range-address="Feuille1.M189:Feuille1.M189">
            <calcext:condition calcext:apply-style-name="Cellule grisée" calcext:value="formula-is([.L189]=0)" calcext:base-cell-address="Feuille1.M189"/>
          </calcext:conditional-format>
          <calcext:conditional-format calcext:target-range-address="Feuille1.N183:Feuille1.N183">
            <calcext:condition calcext:apply-style-name="Cellule grisée" calcext:value="formula-is([.M183]=0)" calcext:base-cell-address="Feuille1.N183"/>
          </calcext:conditional-format>
          <calcext:conditional-format calcext:target-range-address="Feuille1.N184:Feuille1.N184">
            <calcext:condition calcext:apply-style-name="Cellule grisée" calcext:value="formula-is([.M184]=0)" calcext:base-cell-address="Feuille1.N184"/>
          </calcext:conditional-format>
          <calcext:conditional-format calcext:target-range-address="Feuille1.N185:Feuille1.N185">
            <calcext:condition calcext:apply-style-name="Cellule grisée" calcext:value="formula-is([.M185]=0)" calcext:base-cell-address="Feuille1.N185"/>
          </calcext:conditional-format>
          <calcext:conditional-format calcext:target-range-address="Feuille1.N189:Feuille1.N189">
            <calcext:condition calcext:apply-style-name="Cellule grisée" calcext:value="formula-is([.M189]=0)" calcext:base-cell-address="Feuille1.N189"/>
          </calcext:conditional-format>
          <calcext:conditional-format calcext:target-range-address="Feuille1.P183:Feuille1.P183">
            <calcext:condition calcext:apply-style-name="Cellule grisée" calcext:value="formula-is([.O183]=0)" calcext:base-cell-address="Feuille1.P183"/>
          </calcext:conditional-format>
          <calcext:conditional-format calcext:target-range-address="Feuille1.P184:Feuille1.P184">
            <calcext:condition calcext:apply-style-name="Cellule grisée" calcext:value="formula-is([.O184]=0)" calcext:base-cell-address="Feuille1.P184"/>
          </calcext:conditional-format>
          <calcext:conditional-format calcext:target-range-address="Feuille1.P185:Feuille1.P185">
            <calcext:condition calcext:apply-style-name="Cellule grisée" calcext:value="formula-is([.O185]=0)" calcext:base-cell-address="Feuille1.P185"/>
          </calcext:conditional-format>
          <calcext:conditional-format calcext:target-range-address="Feuille1.P187:Feuille1.P187">
            <calcext:condition calcext:apply-style-name="Cellule grisée" calcext:value="formula-is([.O187]=0)" calcext:base-cell-address="Feuille1.P187"/>
          </calcext:conditional-format>
          <calcext:conditional-format calcext:target-range-address="Feuille1.P189:Feuille1.P189">
            <calcext:condition calcext:apply-style-name="Cellule grisée" calcext:value="formula-is([.O189]=0)" calcext:base-cell-address="Feuille1.P189"/>
          </calcext:conditional-format>
          <calcext:conditional-format calcext:target-range-address="Feuille1.Q183:Feuille1.Q183">
            <calcext:condition calcext:apply-style-name="Cellule grisée" calcext:value="formula-is([.P183]=0)" calcext:base-cell-address="Feuille1.Q183"/>
            <calcext:condition calcext:apply-style-name="Cellule invalide" calcext:value="formula-is(AND([.P183]&lt;&gt;0;#REF!=&quot;&quot;))" calcext:base-cell-address="Feuille1.Q183"/>
          </calcext:conditional-format>
          <calcext:conditional-format calcext:target-range-address="Feuille1.Q184:Feuille1.Q184">
            <calcext:condition calcext:apply-style-name="Cellule grisée" calcext:value="formula-is([.P184]=0)" calcext:base-cell-address="Feuille1.Q184"/>
            <calcext:condition calcext:apply-style-name="Cellule invalide" calcext:value="formula-is(AND([.P184]&lt;&gt;0;#REF!=&quot;&quot;))" calcext:base-cell-address="Feuille1.Q184"/>
          </calcext:conditional-format>
          <calcext:conditional-format calcext:target-range-address="Feuille1.Q185:Feuille1.Q185">
            <calcext:condition calcext:apply-style-name="Cellule grisée" calcext:value="formula-is([.P185]=0)" calcext:base-cell-address="Feuille1.Q185"/>
            <calcext:condition calcext:apply-style-name="Cellule invalide" calcext:value="formula-is(AND([.P185]&lt;&gt;0;#REF!=&quot;&quot;))" calcext:base-cell-address="Feuille1.Q185"/>
          </calcext:conditional-format>
          <calcext:conditional-format calcext:target-range-address="Feuille1.Q187:Feuille1.Q187">
            <calcext:condition calcext:apply-style-name="Cellule grisée" calcext:value="formula-is([.P187]=0)" calcext:base-cell-address="Feuille1.Q187"/>
            <calcext:condition calcext:apply-style-name="Cellule invalide" calcext:value="formula-is(AND([.P187]&lt;&gt;0;#REF!=&quot;&quot;))" calcext:base-cell-address="Feuille1.Q187"/>
          </calcext:conditional-format>
          <calcext:conditional-format calcext:target-range-address="Feuille1.Q189:Feuille1.Q189">
            <calcext:condition calcext:apply-style-name="Cellule grisée" calcext:value="formula-is([.P189]=0)" calcext:base-cell-address="Feuille1.Q189"/>
            <calcext:condition calcext:apply-style-name="Cellule invalide" calcext:value="formula-is(AND([.P189]&lt;&gt;0;#REF!=&quot;&quot;))" calcext:base-cell-address="Feuille1.Q189"/>
          </calcext:conditional-format>
          <calcext:conditional-format calcext:target-range-address="Feuille1.S183:Feuille1.S183">
            <calcext:condition calcext:apply-style-name="Cellule grisée" calcext:value="formula-is([.R183]=0)" calcext:base-cell-address="Feuille1.S183"/>
          </calcext:conditional-format>
          <calcext:conditional-format calcext:target-range-address="Feuille1.S184:Feuille1.S184">
            <calcext:condition calcext:apply-style-name="Cellule grisée" calcext:value="formula-is([.R184]=0)" calcext:base-cell-address="Feuille1.S184"/>
          </calcext:conditional-format>
          <calcext:conditional-format calcext:target-range-address="Feuille1.S185:Feuille1.S185">
            <calcext:condition calcext:apply-style-name="Cellule grisée" calcext:value="formula-is([.R185]=0)" calcext:base-cell-address="Feuille1.S185"/>
          </calcext:conditional-format>
          <calcext:conditional-format calcext:target-range-address="Feuille1.S187:Feuille1.S187">
            <calcext:condition calcext:apply-style-name="Cellule grisée" calcext:value="formula-is([.R187]=0)" calcext:base-cell-address="Feuille1.S187"/>
          </calcext:conditional-format>
          <calcext:conditional-format calcext:target-range-address="Feuille1.S189:Feuille1.S189">
            <calcext:condition calcext:apply-style-name="Cellule grisée" calcext:value="formula-is([.R189]=0)" calcext:base-cell-address="Feuille1.S189"/>
          </calcext:conditional-format>
          <calcext:conditional-format calcext:target-range-address="Feuille1.T183:Feuille1.T183">
            <calcext:condition calcext:apply-style-name="Cellule grisée" calcext:value="formula-is([.S183]=0)" calcext:base-cell-address="Feuille1.T183"/>
            <calcext:condition calcext:apply-style-name="Cellule invalide" calcext:value="formula-is(AND([.S183]&lt;&gt;0;#REF!=&quot;&quot;))" calcext:base-cell-address="Feuille1.T183"/>
          </calcext:conditional-format>
          <calcext:conditional-format calcext:target-range-address="Feuille1.T184:Feuille1.T184">
            <calcext:condition calcext:apply-style-name="Cellule grisée" calcext:value="formula-is([.S184]=0)" calcext:base-cell-address="Feuille1.T184"/>
            <calcext:condition calcext:apply-style-name="Cellule invalide" calcext:value="formula-is(AND([.S184]&lt;&gt;0;#REF!=&quot;&quot;))" calcext:base-cell-address="Feuille1.T184"/>
          </calcext:conditional-format>
          <calcext:conditional-format calcext:target-range-address="Feuille1.T185:Feuille1.T185">
            <calcext:condition calcext:apply-style-name="Cellule grisée" calcext:value="formula-is([.S185]=0)" calcext:base-cell-address="Feuille1.T185"/>
            <calcext:condition calcext:apply-style-name="Cellule invalide" calcext:value="formula-is(AND([.S185]&lt;&gt;0;#REF!=&quot;&quot;))" calcext:base-cell-address="Feuille1.T185"/>
          </calcext:conditional-format>
          <calcext:conditional-format calcext:target-range-address="Feuille1.T189:Feuille1.T189">
            <calcext:condition calcext:apply-style-name="Cellule grisée" calcext:value="formula-is([.S189]=0)" calcext:base-cell-address="Feuille1.T189"/>
            <calcext:condition calcext:apply-style-name="Cellule invalide" calcext:value="formula-is(AND([.S189]&lt;&gt;0;#REF!=&quot;&quot;))" calcext:base-cell-address="Feuille1.T189"/>
          </calcext:conditional-format>
          <calcext:conditional-format calcext:target-range-address="Feuille1.U183:Feuille1.U183">
            <calcext:condition calcext:apply-style-name="Cellule invalide" calcext:value="=&quot;&quot;" calcext:base-cell-address="Feuille1.U183"/>
          </calcext:conditional-format>
          <calcext:conditional-format calcext:target-range-address="Feuille1.U184:Feuille1.U184">
            <calcext:condition calcext:apply-style-name="Cellule invalide" calcext:value="=&quot;&quot;" calcext:base-cell-address="Feuille1.U184"/>
          </calcext:conditional-format>
          <calcext:conditional-format calcext:target-range-address="Feuille1.U185:Feuille1.U185">
            <calcext:condition calcext:apply-style-name="Cellule invalide" calcext:value="=&quot;&quot;" calcext:base-cell-address="Feuille1.U185"/>
          </calcext:conditional-format>
          <calcext:conditional-format calcext:target-range-address="Feuille1.U187:Feuille1.U187">
            <calcext:condition calcext:apply-style-name="Cellule invalide" calcext:value="=&quot;&quot;" calcext:base-cell-address="Feuille1.U187"/>
          </calcext:conditional-format>
          <calcext:conditional-format calcext:target-range-address="Feuille1.U189:Feuille1.U189">
            <calcext:condition calcext:apply-style-name="Cellule invalide" calcext:value="=&quot;&quot;" calcext:base-cell-address="Feuille1.U189"/>
          </calcext:conditional-format>
          <calcext:conditional-format calcext:target-range-address="Feuille1.AA183:Feuille1.AA183">
            <calcext:condition calcext:apply-style-name="Cellule invalide" calcext:value="=&quot;&quot;" calcext:base-cell-address="Feuille1.AA183"/>
          </calcext:conditional-format>
          <calcext:conditional-format calcext:target-range-address="Feuille1.AA184:Feuille1.AA184">
            <calcext:condition calcext:apply-style-name="Cellule invalide" calcext:value="=&quot;&quot;" calcext:base-cell-address="Feuille1.AA184"/>
          </calcext:conditional-format>
          <calcext:conditional-format calcext:target-range-address="Feuille1.AA185:Feuille1.AA185">
            <calcext:condition calcext:apply-style-name="Cellule invalide" calcext:value="=&quot;&quot;" calcext:base-cell-address="Feuille1.AA185"/>
          </calcext:conditional-format>
          <calcext:conditional-format calcext:target-range-address="Feuille1.AA187:Feuille1.AA187">
            <calcext:condition calcext:apply-style-name="Cellule invalide" calcext:value="=&quot;&quot;" calcext:base-cell-address="Feuille1.AA187"/>
          </calcext:conditional-format>
          <calcext:conditional-format calcext:target-range-address="Feuille1.AA189:Feuille1.AA189">
            <calcext:condition calcext:apply-style-name="Cellule invalide" calcext:value="=&quot;&quot;" calcext:base-cell-address="Feuille1.AA189"/>
          </calcext:conditional-format>
          <calcext:conditional-format calcext:target-range-address="Feuille1.AB183:Feuille1.AB183">
            <calcext:condition calcext:apply-style-name="Cellule invalide" calcext:value="=&quot;&quot;" calcext:base-cell-address="Feuille1.AB183"/>
          </calcext:conditional-format>
          <calcext:conditional-format calcext:target-range-address="Feuille1.AB183:Feuille1.AB183">
            <calcext:condition calcext:apply-style-name="Cellule invalide" calcext:value="=&quot;&quot;" calcext:base-cell-address="Feuille1.AB183"/>
          </calcext:conditional-format>
          <calcext:conditional-format calcext:target-range-address="Feuille1.AB184:Feuille1.AB184">
            <calcext:condition calcext:apply-style-name="Cellule invalide" calcext:value="=&quot;&quot;" calcext:base-cell-address="Feuille1.AB184"/>
          </calcext:conditional-format>
          <calcext:conditional-format calcext:target-range-address="Feuille1.AB184:Feuille1.AB184">
            <calcext:condition calcext:apply-style-name="Cellule invalide" calcext:value="=&quot;&quot;" calcext:base-cell-address="Feuille1.AB184"/>
          </calcext:conditional-format>
          <calcext:conditional-format calcext:target-range-address="Feuille1.AB185:Feuille1.AB185">
            <calcext:condition calcext:apply-style-name="Cellule invalide" calcext:value="=&quot;&quot;" calcext:base-cell-address="Feuille1.AB185"/>
          </calcext:conditional-format>
          <calcext:conditional-format calcext:target-range-address="Feuille1.AB185:Feuille1.AB185">
            <calcext:condition calcext:apply-style-name="Cellule invalide" calcext:value="=&quot;&quot;" calcext:base-cell-address="Feuille1.AB185"/>
          </calcext:conditional-format>
          <calcext:conditional-format calcext:target-range-address="Feuille1.AB187:Feuille1.AB187">
            <calcext:condition calcext:apply-style-name="Cellule invalide" calcext:value="=&quot;&quot;" calcext:base-cell-address="Feuille1.AB187"/>
          </calcext:conditional-format>
          <calcext:conditional-format calcext:target-range-address="Feuille1.AB187:Feuille1.AB187">
            <calcext:condition calcext:apply-style-name="Cellule invalide" calcext:value="=&quot;&quot;" calcext:base-cell-address="Feuille1.AB187"/>
          </calcext:conditional-format>
          <calcext:conditional-format calcext:target-range-address="Feuille1.AB189:Feuille1.AB189">
            <calcext:condition calcext:apply-style-name="Cellule invalide" calcext:value="=&quot;&quot;" calcext:base-cell-address="Feuille1.AB189"/>
          </calcext:conditional-format>
          <calcext:conditional-format calcext:target-range-address="Feuille1.AB189:Feuille1.AB189">
            <calcext:condition calcext:apply-style-name="Cellule invalide" calcext:value="=&quot;&quot;" calcext:base-cell-address="Feuille1.AB189"/>
          </calcext:conditional-format>
          <calcext:conditional-format calcext:target-range-address="Feuille1.AC183:Feuille1.AC183">
            <calcext:condition calcext:apply-style-name="Cellule invalide" calcext:value="=&quot;&quot;" calcext:base-cell-address="Feuille1.AC183"/>
          </calcext:conditional-format>
          <calcext:conditional-format calcext:target-range-address="Feuille1.AC183:Feuille1.AC183">
            <calcext:condition calcext:apply-style-name="Cellule invalide" calcext:value="=&quot;&quot;" calcext:base-cell-address="Feuille1.AC183"/>
          </calcext:conditional-format>
          <calcext:conditional-format calcext:target-range-address="Feuille1.AC184:Feuille1.AC184">
            <calcext:condition calcext:apply-style-name="Cellule invalide" calcext:value="=&quot;&quot;" calcext:base-cell-address="Feuille1.AC184"/>
          </calcext:conditional-format>
          <calcext:conditional-format calcext:target-range-address="Feuille1.AC184:Feuille1.AC184">
            <calcext:condition calcext:apply-style-name="Cellule invalide" calcext:value="=&quot;&quot;" calcext:base-cell-address="Feuille1.AC184"/>
          </calcext:conditional-format>
          <calcext:conditional-format calcext:target-range-address="Feuille1.AC185:Feuille1.AC185">
            <calcext:condition calcext:apply-style-name="Cellule invalide" calcext:value="=&quot;&quot;" calcext:base-cell-address="Feuille1.AC185"/>
          </calcext:conditional-format>
          <calcext:conditional-format calcext:target-range-address="Feuille1.AC185:Feuille1.AC185">
            <calcext:condition calcext:apply-style-name="Cellule invalide" calcext:value="=&quot;&quot;" calcext:base-cell-address="Feuille1.AC185"/>
          </calcext:conditional-format>
          <calcext:conditional-format calcext:target-range-address="Feuille1.AC187:Feuille1.AC187">
            <calcext:condition calcext:apply-style-name="Cellule invalide" calcext:value="=&quot;&quot;" calcext:base-cell-address="Feuille1.AC187"/>
          </calcext:conditional-format>
          <calcext:conditional-format calcext:target-range-address="Feuille1.AC187:Feuille1.AC187">
            <calcext:condition calcext:apply-style-name="Cellule invalide" calcext:value="=&quot;&quot;" calcext:base-cell-address="Feuille1.AC187"/>
          </calcext:conditional-format>
          <calcext:conditional-format calcext:target-range-address="Feuille1.AC189:Feuille1.AC189">
            <calcext:condition calcext:apply-style-name="Cellule invalide" calcext:value="=&quot;&quot;" calcext:base-cell-address="Feuille1.AC189"/>
          </calcext:conditional-format>
          <calcext:conditional-format calcext:target-range-address="Feuille1.AC189:Feuille1.AC189">
            <calcext:condition calcext:apply-style-name="Cellule invalide" calcext:value="=&quot;&quot;" calcext:base-cell-address="Feuille1.AC189"/>
          </calcext:conditional-format>
          <calcext:conditional-format calcext:target-range-address="Feuille1.AD183:Feuille1.AD183">
            <calcext:condition calcext:apply-style-name="Cellule invalide" calcext:value="=&quot;&quot;" calcext:base-cell-address="Feuille1.AD183"/>
          </calcext:conditional-format>
          <calcext:conditional-format calcext:target-range-address="Feuille1.AD183:Feuille1.AD183">
            <calcext:condition calcext:apply-style-name="Cellule invalide" calcext:value="=&quot;&quot;" calcext:base-cell-address="Feuille1.AD183"/>
          </calcext:conditional-format>
          <calcext:conditional-format calcext:target-range-address="Feuille1.AD184:Feuille1.AD184">
            <calcext:condition calcext:apply-style-name="Cellule invalide" calcext:value="=&quot;&quot;" calcext:base-cell-address="Feuille1.AD184"/>
          </calcext:conditional-format>
          <calcext:conditional-format calcext:target-range-address="Feuille1.AD184:Feuille1.AD184">
            <calcext:condition calcext:apply-style-name="Cellule invalide" calcext:value="=&quot;&quot;" calcext:base-cell-address="Feuille1.AD184"/>
          </calcext:conditional-format>
          <calcext:conditional-format calcext:target-range-address="Feuille1.AD185:Feuille1.AD185">
            <calcext:condition calcext:apply-style-name="Cellule invalide" calcext:value="=&quot;&quot;" calcext:base-cell-address="Feuille1.AD185"/>
          </calcext:conditional-format>
          <calcext:conditional-format calcext:target-range-address="Feuille1.AD185:Feuille1.AD185">
            <calcext:condition calcext:apply-style-name="Cellule invalide" calcext:value="=&quot;&quot;" calcext:base-cell-address="Feuille1.AD185"/>
          </calcext:conditional-format>
          <calcext:conditional-format calcext:target-range-address="Feuille1.AD187:Feuille1.AD187">
            <calcext:condition calcext:apply-style-name="Cellule invalide" calcext:value="=&quot;&quot;" calcext:base-cell-address="Feuille1.AD187"/>
          </calcext:conditional-format>
          <calcext:conditional-format calcext:target-range-address="Feuille1.AD187:Feuille1.AD187">
            <calcext:condition calcext:apply-style-name="Cellule invalide" calcext:value="=&quot;&quot;" calcext:base-cell-address="Feuille1.AD187"/>
          </calcext:conditional-format>
          <calcext:conditional-format calcext:target-range-address="Feuille1.AD189:Feuille1.AD189">
            <calcext:condition calcext:apply-style-name="Cellule invalide" calcext:value="=&quot;&quot;" calcext:base-cell-address="Feuille1.AD189"/>
          </calcext:conditional-format>
          <calcext:conditional-format calcext:target-range-address="Feuille1.AD189:Feuille1.AD189">
            <calcext:condition calcext:apply-style-name="Cellule invalide" calcext:value="=&quot;&quot;" calcext:base-cell-address="Feuille1.AD189"/>
          </calcext:conditional-format>
          <calcext:conditional-format calcext:target-range-address="Feuille1.AE183:Feuille1.AE183">
            <calcext:condition calcext:apply-style-name="Cellule invalide" calcext:value="=&quot;&quot;" calcext:base-cell-address="Feuille1.AE183"/>
          </calcext:conditional-format>
          <calcext:conditional-format calcext:target-range-address="Feuille1.AE184:Feuille1.AE184">
            <calcext:condition calcext:apply-style-name="Cellule invalide" calcext:value="=&quot;&quot;" calcext:base-cell-address="Feuille1.AE184"/>
          </calcext:conditional-format>
          <calcext:conditional-format calcext:target-range-address="Feuille1.AE185:Feuille1.AE185">
            <calcext:condition calcext:apply-style-name="Cellule invalide" calcext:value="=&quot;&quot;" calcext:base-cell-address="Feuille1.AE185"/>
          </calcext:conditional-format>
          <calcext:conditional-format calcext:target-range-address="Feuille1.AE187:Feuille1.AE187">
            <calcext:condition calcext:apply-style-name="Cellule invalide" calcext:value="=&quot;&quot;" calcext:base-cell-address="Feuille1.AE187"/>
          </calcext:conditional-format>
          <calcext:conditional-format calcext:target-range-address="Feuille1.AE189:Feuille1.AE189">
            <calcext:condition calcext:apply-style-name="Cellule invalide" calcext:value="=&quot;&quot;" calcext:base-cell-address="Feuille1.AE189"/>
          </calcext:conditional-format>
          <calcext:conditional-format calcext:target-range-address="Feuille1.AF183:Feuille1.AF183">
            <calcext:condition calcext:apply-style-name="Cellule invalide" calcext:value="formula-is(#REF!=&quot;&quot;)" calcext:base-cell-address="Feuille1.AF183"/>
          </calcext:conditional-format>
          <calcext:conditional-format calcext:target-range-address="Feuille1.AF184:Feuille1.AF184">
            <calcext:condition calcext:apply-style-name="Cellule invalide" calcext:value="formula-is(#REF!=&quot;&quot;)" calcext:base-cell-address="Feuille1.AF184"/>
          </calcext:conditional-format>
          <calcext:conditional-format calcext:target-range-address="Feuille1.AF185:Feuille1.AF185">
            <calcext:condition calcext:apply-style-name="Cellule invalide" calcext:value="formula-is(#REF!=&quot;&quot;)" calcext:base-cell-address="Feuille1.AF185"/>
          </calcext:conditional-format>
          <calcext:conditional-format calcext:target-range-address="Feuille1.AF187:Feuille1.AF187">
            <calcext:condition calcext:apply-style-name="Cellule invalide" calcext:value="formula-is(#REF!=&quot;&quot;)" calcext:base-cell-address="Feuille1.AF187"/>
          </calcext:conditional-format>
          <calcext:conditional-format calcext:target-range-address="Feuille1.AF189:Feuille1.AF189">
            <calcext:condition calcext:apply-style-name="Cellule invalide" calcext:value="formula-is(#REF!=&quot;&quot;)" calcext:base-cell-address="Feuille1.AF189"/>
          </calcext:conditional-format>
          <calcext:conditional-format calcext:target-range-address="Feuille1.AG183:Feuille1.AG183">
            <calcext:condition calcext:apply-style-name="Cellule invalide" calcext:value="=&quot;&quot;" calcext:base-cell-address="Feuille1.AG183"/>
          </calcext:conditional-format>
          <calcext:conditional-format calcext:target-range-address="Feuille1.AG184:Feuille1.AG184">
            <calcext:condition calcext:apply-style-name="Cellule invalide" calcext:value="=&quot;&quot;" calcext:base-cell-address="Feuille1.AG184"/>
          </calcext:conditional-format>
          <calcext:conditional-format calcext:target-range-address="Feuille1.AG185:Feuille1.AG185">
            <calcext:condition calcext:apply-style-name="Cellule invalide" calcext:value="=&quot;&quot;" calcext:base-cell-address="Feuille1.AG185"/>
          </calcext:conditional-format>
          <calcext:conditional-format calcext:target-range-address="Feuille1.AG187:Feuille1.AG187">
            <calcext:condition calcext:apply-style-name="Cellule invalide" calcext:value="=&quot;&quot;" calcext:base-cell-address="Feuille1.AG187"/>
          </calcext:conditional-format>
          <calcext:conditional-format calcext:target-range-address="Feuille1.AG189:Feuille1.AG189">
            <calcext:condition calcext:apply-style-name="Cellule invalide" calcext:value="=&quot;&quot;" calcext:base-cell-address="Feuille1.AG189"/>
          </calcext:conditional-format>
          <calcext:conditional-format calcext:target-range-address="Feuille1.AH183:Feuille1.AH183">
            <calcext:condition calcext:apply-style-name="Cellule grisée" calcext:value="formula-is([.AG183]=0)" calcext:base-cell-address="Feuille1.AH183"/>
            <calcext:condition calcext:apply-style-name="Cellule invalide" calcext:value="formula-is(AND([.AG183]&lt;&gt;0;[.AH183]=&quot;&quot;))" calcext:base-cell-address="Feuille1.AH183"/>
          </calcext:conditional-format>
          <calcext:conditional-format calcext:target-range-address="Feuille1.AH184:Feuille1.AH184">
            <calcext:condition calcext:apply-style-name="Cellule grisée" calcext:value="formula-is([.AG184]=0)" calcext:base-cell-address="Feuille1.AH184"/>
            <calcext:condition calcext:apply-style-name="Cellule invalide" calcext:value="formula-is(AND([.AG184]&lt;&gt;0;[.AH184]=&quot;&quot;))" calcext:base-cell-address="Feuille1.AH184"/>
          </calcext:conditional-format>
          <calcext:conditional-format calcext:target-range-address="Feuille1.AH185:Feuille1.AH185">
            <calcext:condition calcext:apply-style-name="Cellule grisée" calcext:value="formula-is([.AG185]=0)" calcext:base-cell-address="Feuille1.AH185"/>
            <calcext:condition calcext:apply-style-name="Cellule invalide" calcext:value="formula-is(AND([.AG185]&lt;&gt;0;[.AH185]=&quot;&quot;))" calcext:base-cell-address="Feuille1.AH185"/>
          </calcext:conditional-format>
          <calcext:conditional-format calcext:target-range-address="Feuille1.AH187:Feuille1.AH187">
            <calcext:condition calcext:apply-style-name="Cellule grisée" calcext:value="formula-is([.AG187]=0)" calcext:base-cell-address="Feuille1.AH187"/>
            <calcext:condition calcext:apply-style-name="Cellule invalide" calcext:value="formula-is(AND([.AG187]&lt;&gt;0;[.AH187]=&quot;&quot;))" calcext:base-cell-address="Feuille1.AH187"/>
          </calcext:conditional-format>
          <calcext:conditional-format calcext:target-range-address="Feuille1.AH189:Feuille1.AH189">
            <calcext:condition calcext:apply-style-name="Cellule grisée" calcext:value="formula-is([.AG189]=0)" calcext:base-cell-address="Feuille1.AH189"/>
            <calcext:condition calcext:apply-style-name="Cellule invalide" calcext:value="formula-is(AND([.AG189]&lt;&gt;0;[.AH189]=&quot;&quot;))" calcext:base-cell-address="Feuille1.AH189"/>
          </calcext:conditional-format>
          <calcext:conditional-format calcext:target-range-address="Feuille1.AI183:Feuille1.AI183">
            <calcext:condition calcext:apply-style-name="Cellule grisée" calcext:value="formula-is([.AF183]=0)" calcext:base-cell-address="Feuille1.AI183"/>
            <calcext:condition calcext:apply-style-name="Cellule invalide" calcext:value="formula-is(AND([.AF183]&lt;&gt;0;[.AI183]=&quot;&quot;))" calcext:base-cell-address="Feuille1.AI183"/>
          </calcext:conditional-format>
          <calcext:conditional-format calcext:target-range-address="Feuille1.AI184:Feuille1.AI184">
            <calcext:condition calcext:apply-style-name="Cellule grisée" calcext:value="formula-is([.AF184]=0)" calcext:base-cell-address="Feuille1.AI184"/>
            <calcext:condition calcext:apply-style-name="Cellule invalide" calcext:value="formula-is(AND([.AF184]&lt;&gt;0;[.AI184]=&quot;&quot;))" calcext:base-cell-address="Feuille1.AI184"/>
          </calcext:conditional-format>
          <calcext:conditional-format calcext:target-range-address="Feuille1.AI185:Feuille1.AI185">
            <calcext:condition calcext:apply-style-name="Cellule grisée" calcext:value="formula-is([.AF185]=0)" calcext:base-cell-address="Feuille1.AI185"/>
            <calcext:condition calcext:apply-style-name="Cellule invalide" calcext:value="formula-is(AND([.AF185]&lt;&gt;0;[.AI185]=&quot;&quot;))" calcext:base-cell-address="Feuille1.AI185"/>
          </calcext:conditional-format>
          <calcext:conditional-format calcext:target-range-address="Feuille1.AI187:Feuille1.AI187">
            <calcext:condition calcext:apply-style-name="Cellule grisée" calcext:value="formula-is([.AF187]=0)" calcext:base-cell-address="Feuille1.AI187"/>
            <calcext:condition calcext:apply-style-name="Cellule invalide" calcext:value="formula-is(AND([.AF187]&lt;&gt;0;[.AI187]=&quot;&quot;))" calcext:base-cell-address="Feuille1.AI187"/>
          </calcext:conditional-format>
          <calcext:conditional-format calcext:target-range-address="Feuille1.AI189:Feuille1.AI189">
            <calcext:condition calcext:apply-style-name="Cellule grisée" calcext:value="formula-is([.AF189]=0)" calcext:base-cell-address="Feuille1.AI189"/>
            <calcext:condition calcext:apply-style-name="Cellule invalide" calcext:value="formula-is(AND([.AF189]&lt;&gt;0;[.AI189]=&quot;&quot;))" calcext:base-cell-address="Feuille1.AI189"/>
          </calcext:conditional-format>
          <calcext:conditional-format calcext:target-range-address="Feuille1.AJ183:Feuille1.AJ183">
            <calcext:condition calcext:apply-style-name="Cellule grisée" calcext:value="formula-is([.AG183]=0)" calcext:base-cell-address="Feuille1.AJ183"/>
            <calcext:condition calcext:apply-style-name="Cellule invalide" calcext:value="formula-is(AND([.AG183]&lt;&gt;0;[.AJ183]=&quot;&quot;))" calcext:base-cell-address="Feuille1.AJ183"/>
          </calcext:conditional-format>
          <calcext:conditional-format calcext:target-range-address="Feuille1.AJ184:Feuille1.AJ184">
            <calcext:condition calcext:apply-style-name="Cellule grisée" calcext:value="formula-is([.AG184]=0)" calcext:base-cell-address="Feuille1.AJ184"/>
            <calcext:condition calcext:apply-style-name="Cellule invalide" calcext:value="formula-is(AND([.AG184]&lt;&gt;0;[.AJ184]=&quot;&quot;))" calcext:base-cell-address="Feuille1.AJ184"/>
          </calcext:conditional-format>
          <calcext:conditional-format calcext:target-range-address="Feuille1.AJ185:Feuille1.AJ185">
            <calcext:condition calcext:apply-style-name="Cellule grisée" calcext:value="formula-is([.AG185]=0)" calcext:base-cell-address="Feuille1.AJ185"/>
            <calcext:condition calcext:apply-style-name="Cellule invalide" calcext:value="formula-is(AND([.AG185]&lt;&gt;0;[.AJ185]=&quot;&quot;))" calcext:base-cell-address="Feuille1.AJ185"/>
          </calcext:conditional-format>
          <calcext:conditional-format calcext:target-range-address="Feuille1.AJ187:Feuille1.AJ187">
            <calcext:condition calcext:apply-style-name="Cellule grisée" calcext:value="formula-is([.AG187]=0)" calcext:base-cell-address="Feuille1.AJ187"/>
            <calcext:condition calcext:apply-style-name="Cellule invalide" calcext:value="formula-is(AND([.AG187]&lt;&gt;0;[.AJ187]=&quot;&quot;))" calcext:base-cell-address="Feuille1.AJ187"/>
          </calcext:conditional-format>
          <calcext:conditional-format calcext:target-range-address="Feuille1.AJ189:Feuille1.AJ189">
            <calcext:condition calcext:apply-style-name="Cellule grisée" calcext:value="formula-is([.AG189]=0)" calcext:base-cell-address="Feuille1.AJ189"/>
            <calcext:condition calcext:apply-style-name="Cellule invalide" calcext:value="formula-is(AND([.AG189]&lt;&gt;0;[.AJ189]=&quot;&quot;))" calcext:base-cell-address="Feuille1.AJ189"/>
          </calcext:conditional-format>
          <calcext:conditional-format calcext:target-range-address="Feuille1.AK183:Feuille1.AK183">
            <calcext:condition calcext:apply-style-name="Cellule invalide" calcext:value="=&quot;&quot;" calcext:base-cell-address="Feuille1.AK183"/>
          </calcext:conditional-format>
          <calcext:conditional-format calcext:target-range-address="Feuille1.AK184:Feuille1.AK184">
            <calcext:condition calcext:apply-style-name="Cellule invalide" calcext:value="=&quot;&quot;" calcext:base-cell-address="Feuille1.AK184"/>
          </calcext:conditional-format>
          <calcext:conditional-format calcext:target-range-address="Feuille1.AK185:Feuille1.AK185">
            <calcext:condition calcext:apply-style-name="Cellule invalide" calcext:value="=&quot;&quot;" calcext:base-cell-address="Feuille1.AK185"/>
          </calcext:conditional-format>
          <calcext:conditional-format calcext:target-range-address="Feuille1.AK187:Feuille1.AK187">
            <calcext:condition calcext:apply-style-name="Cellule invalide" calcext:value="=&quot;&quot;" calcext:base-cell-address="Feuille1.AK187"/>
          </calcext:conditional-format>
          <calcext:conditional-format calcext:target-range-address="Feuille1.AK189:Feuille1.AK189">
            <calcext:condition calcext:apply-style-name="Cellule invalide" calcext:value="=&quot;&quot;" calcext:base-cell-address="Feuille1.AK189"/>
          </calcext:conditional-format>
          <calcext:conditional-format calcext:target-range-address="Feuille1.AL183:Feuille1.AL183">
            <calcext:condition calcext:apply-style-name="Cellule grisée" calcext:value="formula-is([.AK183]=0)" calcext:base-cell-address="Feuille1.AL183"/>
            <calcext:condition calcext:apply-style-name="Cellule invalide" calcext:value="formula-is(AND([.AK183]&lt;&gt;0;[.AL183]=&quot;&quot;))" calcext:base-cell-address="Feuille1.AL183"/>
          </calcext:conditional-format>
          <calcext:conditional-format calcext:target-range-address="Feuille1.AL184:Feuille1.AL184">
            <calcext:condition calcext:apply-style-name="Cellule grisée" calcext:value="formula-is([.AK184]=0)" calcext:base-cell-address="Feuille1.AL184"/>
            <calcext:condition calcext:apply-style-name="Cellule invalide" calcext:value="formula-is(AND([.AK184]&lt;&gt;0;[.AL184]=&quot;&quot;))" calcext:base-cell-address="Feuille1.AL184"/>
          </calcext:conditional-format>
          <calcext:conditional-format calcext:target-range-address="Feuille1.AL185:Feuille1.AL185">
            <calcext:condition calcext:apply-style-name="Cellule grisée" calcext:value="formula-is([.AK185]=0)" calcext:base-cell-address="Feuille1.AL185"/>
            <calcext:condition calcext:apply-style-name="Cellule invalide" calcext:value="formula-is(AND([.AK185]&lt;&gt;0;[.AL185]=&quot;&quot;))" calcext:base-cell-address="Feuille1.AL185"/>
          </calcext:conditional-format>
          <calcext:conditional-format calcext:target-range-address="Feuille1.AL187:Feuille1.AL187">
            <calcext:condition calcext:apply-style-name="Cellule grisée" calcext:value="formula-is([.AK187]=0)" calcext:base-cell-address="Feuille1.AL187"/>
            <calcext:condition calcext:apply-style-name="Cellule invalide" calcext:value="formula-is(AND([.AK187]&lt;&gt;0;[.AL187]=&quot;&quot;))" calcext:base-cell-address="Feuille1.AL187"/>
          </calcext:conditional-format>
          <calcext:conditional-format calcext:target-range-address="Feuille1.AL189:Feuille1.AL189">
            <calcext:condition calcext:apply-style-name="Cellule grisée" calcext:value="formula-is([.AK189]=0)" calcext:base-cell-address="Feuille1.AL189"/>
            <calcext:condition calcext:apply-style-name="Cellule invalide" calcext:value="formula-is(AND([.AK189]&lt;&gt;0;[.AL189]=&quot;&quot;))" calcext:base-cell-address="Feuille1.AL189"/>
          </calcext:conditional-format>
          <calcext:conditional-format calcext:target-range-address="Feuille1.AM183:Feuille1.AM183">
            <calcext:condition calcext:apply-style-name="Cellule grisée" calcext:value="formula-is([.AJ183]=0)" calcext:base-cell-address="Feuille1.AM183"/>
            <calcext:condition calcext:apply-style-name="Cellule invalide" calcext:value="formula-is(AND([.AJ183]&lt;&gt;0;[.AM183]=&quot;&quot;))" calcext:base-cell-address="Feuille1.AM183"/>
          </calcext:conditional-format>
          <calcext:conditional-format calcext:target-range-address="Feuille1.AM184:Feuille1.AM184">
            <calcext:condition calcext:apply-style-name="Cellule grisée" calcext:value="formula-is([.AJ184]=0)" calcext:base-cell-address="Feuille1.AM184"/>
            <calcext:condition calcext:apply-style-name="Cellule invalide" calcext:value="formula-is(AND([.AJ184]&lt;&gt;0;[.AM184]=&quot;&quot;))" calcext:base-cell-address="Feuille1.AM184"/>
          </calcext:conditional-format>
          <calcext:conditional-format calcext:target-range-address="Feuille1.AM185:Feuille1.AM185">
            <calcext:condition calcext:apply-style-name="Cellule grisée" calcext:value="formula-is([.AJ185]=0)" calcext:base-cell-address="Feuille1.AM185"/>
            <calcext:condition calcext:apply-style-name="Cellule invalide" calcext:value="formula-is(AND([.AJ185]&lt;&gt;0;[.AM185]=&quot;&quot;))" calcext:base-cell-address="Feuille1.AM185"/>
          </calcext:conditional-format>
          <calcext:conditional-format calcext:target-range-address="Feuille1.AM187:Feuille1.AM187">
            <calcext:condition calcext:apply-style-name="Cellule grisée" calcext:value="formula-is([.AJ187]=0)" calcext:base-cell-address="Feuille1.AM187"/>
            <calcext:condition calcext:apply-style-name="Cellule invalide" calcext:value="formula-is(AND([.AJ187]&lt;&gt;0;[.AM187]=&quot;&quot;))" calcext:base-cell-address="Feuille1.AM187"/>
          </calcext:conditional-format>
          <calcext:conditional-format calcext:target-range-address="Feuille1.AM189:Feuille1.AM189">
            <calcext:condition calcext:apply-style-name="Cellule grisée" calcext:value="formula-is([.AJ189]=0)" calcext:base-cell-address="Feuille1.AM189"/>
            <calcext:condition calcext:apply-style-name="Cellule invalide" calcext:value="formula-is(AND([.AJ189]&lt;&gt;0;[.AM189]=&quot;&quot;))" calcext:base-cell-address="Feuille1.AM189"/>
          </calcext:conditional-format>
          <calcext:conditional-format calcext:target-range-address="Feuille1.AN183:Feuille1.AN183">
            <calcext:condition calcext:apply-style-name="Cellule grisée" calcext:value="formula-is([.AK183]=0)" calcext:base-cell-address="Feuille1.AN183"/>
            <calcext:condition calcext:apply-style-name="Cellule invalide" calcext:value="formula-is(AND([.AK183]&lt;&gt;0;[.AN183]=&quot;&quot;))" calcext:base-cell-address="Feuille1.AN183"/>
          </calcext:conditional-format>
          <calcext:conditional-format calcext:target-range-address="Feuille1.AN184:Feuille1.AN184">
            <calcext:condition calcext:apply-style-name="Cellule grisée" calcext:value="formula-is([.AK184]=0)" calcext:base-cell-address="Feuille1.AN184"/>
            <calcext:condition calcext:apply-style-name="Cellule invalide" calcext:value="formula-is(AND([.AK184]&lt;&gt;0;[.AN184]=&quot;&quot;))" calcext:base-cell-address="Feuille1.AN184"/>
          </calcext:conditional-format>
          <calcext:conditional-format calcext:target-range-address="Feuille1.AN185:Feuille1.AN185">
            <calcext:condition calcext:apply-style-name="Cellule grisée" calcext:value="formula-is([.AK185]=0)" calcext:base-cell-address="Feuille1.AN185"/>
            <calcext:condition calcext:apply-style-name="Cellule invalide" calcext:value="formula-is(AND([.AK185]&lt;&gt;0;[.AN185]=&quot;&quot;))" calcext:base-cell-address="Feuille1.AN185"/>
          </calcext:conditional-format>
          <calcext:conditional-format calcext:target-range-address="Feuille1.AN187:Feuille1.AN187">
            <calcext:condition calcext:apply-style-name="Cellule grisée" calcext:value="formula-is([.AK187]=0)" calcext:base-cell-address="Feuille1.AN187"/>
            <calcext:condition calcext:apply-style-name="Cellule invalide" calcext:value="formula-is(AND([.AK187]&lt;&gt;0;[.AN187]=&quot;&quot;))" calcext:base-cell-address="Feuille1.AN187"/>
          </calcext:conditional-format>
          <calcext:conditional-format calcext:target-range-address="Feuille1.AN189:Feuille1.AN189">
            <calcext:condition calcext:apply-style-name="Cellule grisée" calcext:value="formula-is([.AK189]=0)" calcext:base-cell-address="Feuille1.AN189"/>
            <calcext:condition calcext:apply-style-name="Cellule invalide" calcext:value="formula-is(AND([.AK189]&lt;&gt;0;[.AN189]=&quot;&quot;))" calcext:base-cell-address="Feuille1.AN189"/>
          </calcext:conditional-format>
          <calcext:conditional-format calcext:target-range-address="Feuille1.N187:Feuille1.N187">
            <calcext:condition calcext:apply-style-name="Cellule grisée" calcext:value="formula-is([.M187]=0)" calcext:base-cell-address="Feuille1.N187"/>
            <calcext:condition calcext:apply-style-name="Cellule invalide" calcext:value="formula-is(AND([.M187]&lt;&gt;0;#REF!=&quot;&quot;))" calcext:base-cell-address="Feuille1.N187"/>
          </calcext:conditional-format>
          <calcext:conditional-format calcext:target-range-address="Feuille1.T187:Feuille1.T187">
            <calcext:condition calcext:apply-style-name="Cellule grisée" calcext:value="formula-is([.S187]=0)" calcext:base-cell-address="Feuille1.T187"/>
            <calcext:condition calcext:apply-style-name="Cellule invalide" calcext:value="formula-is(AND([.S187]&lt;&gt;0;#REF!=&quot;&quot;))" calcext:base-cell-address="Feuille1.T187"/>
          </calcext:conditional-format>
          <calcext:conditional-format calcext:target-range-address="Feuille1.H187:Feuille1.H187">
            <calcext:condition calcext:apply-style-name="Cellule grisée" calcext:value="formula-is([.G187]=0)" calcext:base-cell-address="Feuille1.H187"/>
          </calcext:conditional-format>
          <calcext:conditional-format calcext:target-range-address="Feuille1.E187:Feuille1.E187">
            <calcext:condition calcext:apply-style-name="Cellule grisée" calcext:value="formula-is([.D187]=0)" calcext:base-cell-address="Feuille1.E187"/>
          </calcext:conditional-format>
          <calcext:conditional-format calcext:target-range-address="Feuille1.U186:Feuille1.U186">
            <calcext:condition calcext:apply-style-name="Cellule invalide" calcext:value="=&quot;&quot;" calcext:base-cell-address="Feuille1.U186"/>
          </calcext:conditional-format>
          <calcext:conditional-format calcext:target-range-address="Feuille1.AA186:Feuille1.AA186">
            <calcext:condition calcext:apply-style-name="Cellule invalide" calcext:value="=&quot;&quot;" calcext:base-cell-address="Feuille1.AA186"/>
          </calcext:conditional-format>
          <calcext:conditional-format calcext:target-range-address="Feuille1.AB186:Feuille1.AB186">
            <calcext:condition calcext:apply-style-name="Cellule invalide" calcext:value="=&quot;&quot;" calcext:base-cell-address="Feuille1.AB186"/>
          </calcext:conditional-format>
          <calcext:conditional-format calcext:target-range-address="Feuille1.AB186:Feuille1.AB186">
            <calcext:condition calcext:apply-style-name="Cellule invalide" calcext:value="=&quot;&quot;" calcext:base-cell-address="Feuille1.AB186"/>
          </calcext:conditional-format>
          <calcext:conditional-format calcext:target-range-address="Feuille1.AC186:Feuille1.AC186">
            <calcext:condition calcext:apply-style-name="Cellule invalide" calcext:value="=&quot;&quot;" calcext:base-cell-address="Feuille1.AC186"/>
          </calcext:conditional-format>
          <calcext:conditional-format calcext:target-range-address="Feuille1.AC186:Feuille1.AC186">
            <calcext:condition calcext:apply-style-name="Cellule invalide" calcext:value="=&quot;&quot;" calcext:base-cell-address="Feuille1.AC186"/>
          </calcext:conditional-format>
          <calcext:conditional-format calcext:target-range-address="Feuille1.AD186:Feuille1.AD186">
            <calcext:condition calcext:apply-style-name="Cellule invalide" calcext:value="=&quot;&quot;" calcext:base-cell-address="Feuille1.AD186"/>
          </calcext:conditional-format>
          <calcext:conditional-format calcext:target-range-address="Feuille1.AD186:Feuille1.AD186">
            <calcext:condition calcext:apply-style-name="Cellule invalide" calcext:value="=&quot;&quot;" calcext:base-cell-address="Feuille1.AD186"/>
          </calcext:conditional-format>
          <calcext:conditional-format calcext:target-range-address="Feuille1.AE186:Feuille1.AE186">
            <calcext:condition calcext:apply-style-name="Cellule invalide" calcext:value="=&quot;&quot;" calcext:base-cell-address="Feuille1.AE186"/>
          </calcext:conditional-format>
          <calcext:conditional-format calcext:target-range-address="Feuille1.AF186:Feuille1.AF186">
            <calcext:condition calcext:apply-style-name="Cellule invalide" calcext:value="formula-is(#REF!=&quot;&quot;)" calcext:base-cell-address="Feuille1.AF186"/>
          </calcext:conditional-format>
          <calcext:conditional-format calcext:target-range-address="Feuille1.AG186:Feuille1.AG186">
            <calcext:condition calcext:apply-style-name="Cellule invalide" calcext:value="=&quot;&quot;" calcext:base-cell-address="Feuille1.AG186"/>
          </calcext:conditional-format>
          <calcext:conditional-format calcext:target-range-address="Feuille1.AH186:Feuille1.AH186">
            <calcext:condition calcext:apply-style-name="Cellule grisée" calcext:value="formula-is([.AG186]=0)" calcext:base-cell-address="Feuille1.AH186"/>
            <calcext:condition calcext:apply-style-name="Cellule invalide" calcext:value="formula-is(AND([.AG186]&lt;&gt;0;[.AH186]=&quot;&quot;))" calcext:base-cell-address="Feuille1.AH186"/>
          </calcext:conditional-format>
          <calcext:conditional-format calcext:target-range-address="Feuille1.AI186:Feuille1.AI186">
            <calcext:condition calcext:apply-style-name="Cellule grisée" calcext:value="formula-is([.AF186]=0)" calcext:base-cell-address="Feuille1.AI186"/>
            <calcext:condition calcext:apply-style-name="Cellule invalide" calcext:value="formula-is(AND([.AF186]&lt;&gt;0;[.AI186]=&quot;&quot;))" calcext:base-cell-address="Feuille1.AI186"/>
          </calcext:conditional-format>
          <calcext:conditional-format calcext:target-range-address="Feuille1.AJ186:Feuille1.AJ186">
            <calcext:condition calcext:apply-style-name="Cellule grisée" calcext:value="formula-is([.AG186]=0)" calcext:base-cell-address="Feuille1.AJ186"/>
            <calcext:condition calcext:apply-style-name="Cellule invalide" calcext:value="formula-is(AND([.AG186]&lt;&gt;0;[.AJ186]=&quot;&quot;))" calcext:base-cell-address="Feuille1.AJ186"/>
          </calcext:conditional-format>
          <calcext:conditional-format calcext:target-range-address="Feuille1.AL186:Feuille1.AL186">
            <calcext:condition calcext:apply-style-name="Cellule grisée" calcext:value="formula-is([.AK186]=0)" calcext:base-cell-address="Feuille1.AL186"/>
            <calcext:condition calcext:apply-style-name="Cellule invalide" calcext:value="formula-is(AND([.AK186]&lt;&gt;0;[.AL186]=&quot;&quot;))" calcext:base-cell-address="Feuille1.AL186"/>
          </calcext:conditional-format>
          <calcext:conditional-format calcext:target-range-address="Feuille1.AM186:Feuille1.AM186">
            <calcext:condition calcext:apply-style-name="Cellule grisée" calcext:value="formula-is([.AJ186]=0)" calcext:base-cell-address="Feuille1.AM186"/>
            <calcext:condition calcext:apply-style-name="Cellule invalide" calcext:value="formula-is(AND([.AJ186]&lt;&gt;0;[.AM186]=&quot;&quot;))" calcext:base-cell-address="Feuille1.AM186"/>
          </calcext:conditional-format>
          <calcext:conditional-format calcext:target-range-address="Feuille1.AN186:Feuille1.AN186">
            <calcext:condition calcext:apply-style-name="Cellule grisée" calcext:value="formula-is([.AK186]=0)" calcext:base-cell-address="Feuille1.AN186"/>
            <calcext:condition calcext:apply-style-name="Cellule invalide" calcext:value="formula-is(AND([.AK186]&lt;&gt;0;[.AN186]=&quot;&quot;))" calcext:base-cell-address="Feuille1.AN186"/>
          </calcext:conditional-format>
          <calcext:conditional-format calcext:target-range-address="Feuille1.U188:Feuille1.U188">
            <calcext:condition calcext:apply-style-name="Cellule invalide" calcext:value="=&quot;&quot;" calcext:base-cell-address="Feuille1.U188"/>
          </calcext:conditional-format>
          <calcext:conditional-format calcext:target-range-address="Feuille1.AA188:Feuille1.AA188">
            <calcext:condition calcext:apply-style-name="Cellule invalide" calcext:value="=&quot;&quot;" calcext:base-cell-address="Feuille1.AA188"/>
          </calcext:conditional-format>
          <calcext:conditional-format calcext:target-range-address="Feuille1.AB188:Feuille1.AB188">
            <calcext:condition calcext:apply-style-name="Cellule invalide" calcext:value="=&quot;&quot;" calcext:base-cell-address="Feuille1.AB188"/>
          </calcext:conditional-format>
          <calcext:conditional-format calcext:target-range-address="Feuille1.AB188:Feuille1.AB188">
            <calcext:condition calcext:apply-style-name="Cellule invalide" calcext:value="=&quot;&quot;" calcext:base-cell-address="Feuille1.AB188"/>
          </calcext:conditional-format>
          <calcext:conditional-format calcext:target-range-address="Feuille1.AC188:Feuille1.AC188">
            <calcext:condition calcext:apply-style-name="Cellule invalide" calcext:value="=&quot;&quot;" calcext:base-cell-address="Feuille1.AC188"/>
          </calcext:conditional-format>
          <calcext:conditional-format calcext:target-range-address="Feuille1.AC188:Feuille1.AC188">
            <calcext:condition calcext:apply-style-name="Cellule invalide" calcext:value="=&quot;&quot;" calcext:base-cell-address="Feuille1.AC188"/>
          </calcext:conditional-format>
          <calcext:conditional-format calcext:target-range-address="Feuille1.AD188:Feuille1.AD188">
            <calcext:condition calcext:apply-style-name="Cellule invalide" calcext:value="=&quot;&quot;" calcext:base-cell-address="Feuille1.AD188"/>
          </calcext:conditional-format>
          <calcext:conditional-format calcext:target-range-address="Feuille1.AD188:Feuille1.AD188">
            <calcext:condition calcext:apply-style-name="Cellule invalide" calcext:value="=&quot;&quot;" calcext:base-cell-address="Feuille1.AD188"/>
          </calcext:conditional-format>
          <calcext:conditional-format calcext:target-range-address="Feuille1.AE188:Feuille1.AE188">
            <calcext:condition calcext:apply-style-name="Cellule invalide" calcext:value="=&quot;&quot;" calcext:base-cell-address="Feuille1.AE188"/>
          </calcext:conditional-format>
          <calcext:conditional-format calcext:target-range-address="Feuille1.AF188:Feuille1.AF188">
            <calcext:condition calcext:apply-style-name="Cellule invalide" calcext:value="formula-is(#REF!=&quot;&quot;)" calcext:base-cell-address="Feuille1.AF188"/>
          </calcext:conditional-format>
          <calcext:conditional-format calcext:target-range-address="Feuille1.AG188:Feuille1.AG188">
            <calcext:condition calcext:apply-style-name="Cellule invalide" calcext:value="=&quot;&quot;" calcext:base-cell-address="Feuille1.AG188"/>
          </calcext:conditional-format>
          <calcext:conditional-format calcext:target-range-address="Feuille1.AH188:Feuille1.AH188">
            <calcext:condition calcext:apply-style-name="Cellule grisée" calcext:value="formula-is([.AG188]=0)" calcext:base-cell-address="Feuille1.AH188"/>
            <calcext:condition calcext:apply-style-name="Cellule invalide" calcext:value="formula-is(AND([.AG188]&lt;&gt;0;[.AH188]=&quot;&quot;))" calcext:base-cell-address="Feuille1.AH188"/>
          </calcext:conditional-format>
          <calcext:conditional-format calcext:target-range-address="Feuille1.AI188:Feuille1.AI188">
            <calcext:condition calcext:apply-style-name="Cellule grisée" calcext:value="formula-is([.AF188]=0)" calcext:base-cell-address="Feuille1.AI188"/>
            <calcext:condition calcext:apply-style-name="Cellule invalide" calcext:value="formula-is(AND([.AF188]&lt;&gt;0;[.AI188]=&quot;&quot;))" calcext:base-cell-address="Feuille1.AI188"/>
          </calcext:conditional-format>
          <calcext:conditional-format calcext:target-range-address="Feuille1.AJ188:Feuille1.AJ188">
            <calcext:condition calcext:apply-style-name="Cellule grisée" calcext:value="formula-is([.AG188]=0)" calcext:base-cell-address="Feuille1.AJ188"/>
            <calcext:condition calcext:apply-style-name="Cellule invalide" calcext:value="formula-is(AND([.AG188]&lt;&gt;0;[.AJ188]=&quot;&quot;))" calcext:base-cell-address="Feuille1.AJ188"/>
          </calcext:conditional-format>
          <calcext:conditional-format calcext:target-range-address="Feuille1.AL188:Feuille1.AL188">
            <calcext:condition calcext:apply-style-name="Cellule grisée" calcext:value="formula-is([.AK188]=0)" calcext:base-cell-address="Feuille1.AL188"/>
            <calcext:condition calcext:apply-style-name="Cellule invalide" calcext:value="formula-is(AND([.AK188]&lt;&gt;0;[.AL188]=&quot;&quot;))" calcext:base-cell-address="Feuille1.AL188"/>
          </calcext:conditional-format>
          <calcext:conditional-format calcext:target-range-address="Feuille1.AM188:Feuille1.AM188">
            <calcext:condition calcext:apply-style-name="Cellule grisée" calcext:value="formula-is([.AJ188]=0)" calcext:base-cell-address="Feuille1.AM188"/>
            <calcext:condition calcext:apply-style-name="Cellule invalide" calcext:value="formula-is(AND([.AJ188]&lt;&gt;0;[.AM188]=&quot;&quot;))" calcext:base-cell-address="Feuille1.AM188"/>
          </calcext:conditional-format>
          <calcext:conditional-format calcext:target-range-address="Feuille1.AN188:Feuille1.AN188">
            <calcext:condition calcext:apply-style-name="Cellule grisée" calcext:value="formula-is([.AK188]=0)" calcext:base-cell-address="Feuille1.AN188"/>
            <calcext:condition calcext:apply-style-name="Cellule invalide" calcext:value="formula-is(AND([.AK188]&lt;&gt;0;[.AN188]=&quot;&quot;))" calcext:base-cell-address="Feuille1.AN188"/>
          </calcext:conditional-format>
          <calcext:conditional-format calcext:target-range-address="Feuille1.U190:Feuille1.U190">
            <calcext:condition calcext:apply-style-name="Cellule invalide" calcext:value="=&quot;&quot;" calcext:base-cell-address="Feuille1.U190"/>
          </calcext:conditional-format>
          <calcext:conditional-format calcext:target-range-address="Feuille1.AA190:Feuille1.AA190">
            <calcext:condition calcext:apply-style-name="Cellule invalide" calcext:value="=&quot;&quot;" calcext:base-cell-address="Feuille1.AA190"/>
          </calcext:conditional-format>
          <calcext:conditional-format calcext:target-range-address="Feuille1.AB190:Feuille1.AB190">
            <calcext:condition calcext:apply-style-name="Cellule invalide" calcext:value="=&quot;&quot;" calcext:base-cell-address="Feuille1.AB190"/>
          </calcext:conditional-format>
          <calcext:conditional-format calcext:target-range-address="Feuille1.AB190:Feuille1.AB190">
            <calcext:condition calcext:apply-style-name="Cellule invalide" calcext:value="=&quot;&quot;" calcext:base-cell-address="Feuille1.AB190"/>
          </calcext:conditional-format>
          <calcext:conditional-format calcext:target-range-address="Feuille1.AC190:Feuille1.AC190">
            <calcext:condition calcext:apply-style-name="Cellule invalide" calcext:value="=&quot;&quot;" calcext:base-cell-address="Feuille1.AC190"/>
          </calcext:conditional-format>
          <calcext:conditional-format calcext:target-range-address="Feuille1.AC190:Feuille1.AC190">
            <calcext:condition calcext:apply-style-name="Cellule invalide" calcext:value="=&quot;&quot;" calcext:base-cell-address="Feuille1.AC190"/>
          </calcext:conditional-format>
          <calcext:conditional-format calcext:target-range-address="Feuille1.AD190:Feuille1.AD190">
            <calcext:condition calcext:apply-style-name="Cellule invalide" calcext:value="=&quot;&quot;" calcext:base-cell-address="Feuille1.AD190"/>
          </calcext:conditional-format>
          <calcext:conditional-format calcext:target-range-address="Feuille1.AD190:Feuille1.AD190">
            <calcext:condition calcext:apply-style-name="Cellule invalide" calcext:value="=&quot;&quot;" calcext:base-cell-address="Feuille1.AD190"/>
          </calcext:conditional-format>
          <calcext:conditional-format calcext:target-range-address="Feuille1.AE190:Feuille1.AE190">
            <calcext:condition calcext:apply-style-name="Cellule invalide" calcext:value="=&quot;&quot;" calcext:base-cell-address="Feuille1.AE190"/>
          </calcext:conditional-format>
          <calcext:conditional-format calcext:target-range-address="Feuille1.AF190:Feuille1.AF190">
            <calcext:condition calcext:apply-style-name="Cellule invalide" calcext:value="formula-is(#REF!=&quot;&quot;)" calcext:base-cell-address="Feuille1.AF190"/>
          </calcext:conditional-format>
          <calcext:conditional-format calcext:target-range-address="Feuille1.AG190:Feuille1.AG190">
            <calcext:condition calcext:apply-style-name="Cellule invalide" calcext:value="=&quot;&quot;" calcext:base-cell-address="Feuille1.AG190"/>
          </calcext:conditional-format>
          <calcext:conditional-format calcext:target-range-address="Feuille1.AH190:Feuille1.AH190">
            <calcext:condition calcext:apply-style-name="Cellule grisée" calcext:value="formula-is([.AG190]=0)" calcext:base-cell-address="Feuille1.AH190"/>
            <calcext:condition calcext:apply-style-name="Cellule invalide" calcext:value="formula-is(AND([.AG190]&lt;&gt;0;[.AH190]=&quot;&quot;))" calcext:base-cell-address="Feuille1.AH190"/>
          </calcext:conditional-format>
          <calcext:conditional-format calcext:target-range-address="Feuille1.AI190:Feuille1.AI190">
            <calcext:condition calcext:apply-style-name="Cellule grisée" calcext:value="formula-is([.AF190]=0)" calcext:base-cell-address="Feuille1.AI190"/>
            <calcext:condition calcext:apply-style-name="Cellule invalide" calcext:value="formula-is(AND([.AF190]&lt;&gt;0;[.AI190]=&quot;&quot;))" calcext:base-cell-address="Feuille1.AI190"/>
          </calcext:conditional-format>
          <calcext:conditional-format calcext:target-range-address="Feuille1.AJ190:Feuille1.AJ190">
            <calcext:condition calcext:apply-style-name="Cellule grisée" calcext:value="formula-is([.AG190]=0)" calcext:base-cell-address="Feuille1.AJ190"/>
            <calcext:condition calcext:apply-style-name="Cellule invalide" calcext:value="formula-is(AND([.AG190]&lt;&gt;0;[.AJ190]=&quot;&quot;))" calcext:base-cell-address="Feuille1.AJ190"/>
          </calcext:conditional-format>
          <calcext:conditional-format calcext:target-range-address="Feuille1.AK190:Feuille1.AK190">
            <calcext:condition calcext:apply-style-name="Cellule invalide" calcext:value="=&quot;&quot;" calcext:base-cell-address="Feuille1.AK190"/>
          </calcext:conditional-format>
          <calcext:conditional-format calcext:target-range-address="Feuille1.AL190:Feuille1.AL190">
            <calcext:condition calcext:apply-style-name="Cellule grisée" calcext:value="formula-is([.AK190]=0)" calcext:base-cell-address="Feuille1.AL190"/>
            <calcext:condition calcext:apply-style-name="Cellule invalide" calcext:value="formula-is(AND([.AK190]&lt;&gt;0;[.AL190]=&quot;&quot;))" calcext:base-cell-address="Feuille1.AL190"/>
          </calcext:conditional-format>
          <calcext:conditional-format calcext:target-range-address="Feuille1.AM190:Feuille1.AM190">
            <calcext:condition calcext:apply-style-name="Cellule grisée" calcext:value="formula-is([.AJ190]=0)" calcext:base-cell-address="Feuille1.AM190"/>
            <calcext:condition calcext:apply-style-name="Cellule invalide" calcext:value="formula-is(AND([.AJ190]&lt;&gt;0;[.AM190]=&quot;&quot;))" calcext:base-cell-address="Feuille1.AM190"/>
          </calcext:conditional-format>
          <calcext:conditional-format calcext:target-range-address="Feuille1.AN190:Feuille1.AN190">
            <calcext:condition calcext:apply-style-name="Cellule grisée" calcext:value="formula-is([.AK190]=0)" calcext:base-cell-address="Feuille1.AN190"/>
            <calcext:condition calcext:apply-style-name="Cellule invalide" calcext:value="formula-is(AND([.AK190]&lt;&gt;0;[.AN190]=&quot;&quot;))" calcext:base-cell-address="Feuille1.AN190"/>
          </calcext:conditional-format>
          <calcext:conditional-format calcext:target-range-address="Feuille1.C186:Feuille1.C186">
            <calcext:condition calcext:apply-style-name="Cellule invalide" calcext:value="formula-is(#REF!=&quot;&quot;)" calcext:base-cell-address="Feuille1.C186"/>
          </calcext:conditional-format>
          <calcext:conditional-format calcext:target-range-address="Feuille1.D186:Feuille1.D186">
            <calcext:condition calcext:apply-style-name="Cellule grisée" calcext:value="formula-is([.C186]=0)" calcext:base-cell-address="Feuille1.D186"/>
          </calcext:conditional-format>
          <calcext:conditional-format calcext:target-range-address="Feuille1.E186:Feuille1.E186">
            <calcext:condition calcext:apply-style-name="Cellule grisée" calcext:value="formula-is([.C186]=0)" calcext:base-cell-address="Feuille1.E186"/>
          </calcext:conditional-format>
          <calcext:conditional-format calcext:target-range-address="Feuille1.F186:Feuille1.F186">
            <calcext:condition calcext:apply-style-name="Cellule invalide" calcext:value="formula-is(#REF!=&quot;&quot;)" calcext:base-cell-address="Feuille1.F186"/>
          </calcext:conditional-format>
          <calcext:conditional-format calcext:target-range-address="Feuille1.G186:Feuille1.G186">
            <calcext:condition calcext:apply-style-name="Cellule grisée" calcext:value="formula-is([.F186]=0)" calcext:base-cell-address="Feuille1.G186"/>
          </calcext:conditional-format>
          <calcext:conditional-format calcext:target-range-address="Feuille1.H186:Feuille1.H186">
            <calcext:condition calcext:apply-style-name="Cellule grisée" calcext:value="formula-is([.G186]=0)" calcext:base-cell-address="Feuille1.H186"/>
          </calcext:conditional-format>
          <calcext:conditional-format calcext:target-range-address="Feuille1.I186:Feuille1.I186">
            <calcext:condition calcext:apply-style-name="Cellule invalide" calcext:value="formula-is(#REF!=&quot;&quot;)" calcext:base-cell-address="Feuille1.I186"/>
          </calcext:conditional-format>
          <calcext:conditional-format calcext:target-range-address="Feuille1.J186:Feuille1.J186">
            <calcext:condition calcext:apply-style-name="Cellule grisée" calcext:value="formula-is([.I186]=0)" calcext:base-cell-address="Feuille1.J186"/>
          </calcext:conditional-format>
          <calcext:conditional-format calcext:target-range-address="Feuille1.K186:Feuille1.K186">
            <calcext:condition calcext:apply-style-name="Cellule grisée" calcext:value="formula-is([.J186]=0)" calcext:base-cell-address="Feuille1.K186"/>
          </calcext:conditional-format>
          <calcext:conditional-format calcext:target-range-address="Feuille1.L186:Feuille1.L186">
            <calcext:condition calcext:apply-style-name="Cellule invalide" calcext:value="formula-is(#REF!=&quot;&quot;)" calcext:base-cell-address="Feuille1.L186"/>
          </calcext:conditional-format>
          <calcext:conditional-format calcext:target-range-address="Feuille1.M186:Feuille1.M186">
            <calcext:condition calcext:apply-style-name="Cellule grisée" calcext:value="formula-is([.L186]=0)" calcext:base-cell-address="Feuille1.M186"/>
          </calcext:conditional-format>
          <calcext:conditional-format calcext:target-range-address="Feuille1.N186:Feuille1.N186">
            <calcext:condition calcext:apply-style-name="Cellule grisée" calcext:value="formula-is([.M186]=0)" calcext:base-cell-address="Feuille1.N186"/>
          </calcext:conditional-format>
          <calcext:conditional-format calcext:target-range-address="Feuille1.P186:Feuille1.P186">
            <calcext:condition calcext:apply-style-name="Cellule grisée" calcext:value="formula-is([.O186]=0)" calcext:base-cell-address="Feuille1.P186"/>
          </calcext:conditional-format>
          <calcext:conditional-format calcext:target-range-address="Feuille1.Q186:Feuille1.Q186">
            <calcext:condition calcext:apply-style-name="Cellule grisée" calcext:value="formula-is([.P186]=0)" calcext:base-cell-address="Feuille1.Q186"/>
            <calcext:condition calcext:apply-style-name="Cellule invalide" calcext:value="formula-is(AND([.P186]&lt;&gt;0;#REF!=&quot;&quot;))" calcext:base-cell-address="Feuille1.Q186"/>
          </calcext:conditional-format>
          <calcext:conditional-format calcext:target-range-address="Feuille1.S186:Feuille1.S186">
            <calcext:condition calcext:apply-style-name="Cellule grisée" calcext:value="formula-is([.R186]=0)" calcext:base-cell-address="Feuille1.S186"/>
          </calcext:conditional-format>
          <calcext:conditional-format calcext:target-range-address="Feuille1.T186:Feuille1.T186">
            <calcext:condition calcext:apply-style-name="Cellule grisée" calcext:value="formula-is([.S186]=0)" calcext:base-cell-address="Feuille1.T186"/>
            <calcext:condition calcext:apply-style-name="Cellule invalide" calcext:value="formula-is(AND([.S186]&lt;&gt;0;#REF!=&quot;&quot;))" calcext:base-cell-address="Feuille1.T186"/>
          </calcext:conditional-format>
          <calcext:conditional-format calcext:target-range-address="Feuille1.C188:Feuille1.C188">
            <calcext:condition calcext:apply-style-name="Cellule invalide" calcext:value="formula-is(#REF!=&quot;&quot;)" calcext:base-cell-address="Feuille1.C188"/>
          </calcext:conditional-format>
          <calcext:conditional-format calcext:target-range-address="Feuille1.D188:Feuille1.D188">
            <calcext:condition calcext:apply-style-name="Cellule grisée" calcext:value="formula-is([.C188]=0)" calcext:base-cell-address="Feuille1.D188"/>
          </calcext:conditional-format>
          <calcext:conditional-format calcext:target-range-address="Feuille1.E188:Feuille1.E188">
            <calcext:condition calcext:apply-style-name="Cellule grisée" calcext:value="formula-is([.C188]=0)" calcext:base-cell-address="Feuille1.E188"/>
          </calcext:conditional-format>
          <calcext:conditional-format calcext:target-range-address="Feuille1.F188:Feuille1.F188">
            <calcext:condition calcext:apply-style-name="Cellule invalide" calcext:value="formula-is(#REF!=&quot;&quot;)" calcext:base-cell-address="Feuille1.F188"/>
          </calcext:conditional-format>
          <calcext:conditional-format calcext:target-range-address="Feuille1.G188:Feuille1.G188">
            <calcext:condition calcext:apply-style-name="Cellule grisée" calcext:value="formula-is([.F188]=0)" calcext:base-cell-address="Feuille1.G188"/>
          </calcext:conditional-format>
          <calcext:conditional-format calcext:target-range-address="Feuille1.H188:Feuille1.H188">
            <calcext:condition calcext:apply-style-name="Cellule grisée" calcext:value="formula-is([.G188]=0)" calcext:base-cell-address="Feuille1.H188"/>
          </calcext:conditional-format>
          <calcext:conditional-format calcext:target-range-address="Feuille1.I188:Feuille1.I188">
            <calcext:condition calcext:apply-style-name="Cellule invalide" calcext:value="formula-is(#REF!=&quot;&quot;)" calcext:base-cell-address="Feuille1.I188"/>
          </calcext:conditional-format>
          <calcext:conditional-format calcext:target-range-address="Feuille1.J188:Feuille1.J188">
            <calcext:condition calcext:apply-style-name="Cellule grisée" calcext:value="formula-is([.I188]=0)" calcext:base-cell-address="Feuille1.J188"/>
          </calcext:conditional-format>
          <calcext:conditional-format calcext:target-range-address="Feuille1.K188:Feuille1.K188">
            <calcext:condition calcext:apply-style-name="Cellule grisée" calcext:value="formula-is([.J188]=0)" calcext:base-cell-address="Feuille1.K188"/>
          </calcext:conditional-format>
          <calcext:conditional-format calcext:target-range-address="Feuille1.L188:Feuille1.L188">
            <calcext:condition calcext:apply-style-name="Cellule invalide" calcext:value="formula-is(#REF!=&quot;&quot;)" calcext:base-cell-address="Feuille1.L188"/>
          </calcext:conditional-format>
          <calcext:conditional-format calcext:target-range-address="Feuille1.M188:Feuille1.M188">
            <calcext:condition calcext:apply-style-name="Cellule grisée" calcext:value="formula-is([.L188]=0)" calcext:base-cell-address="Feuille1.M188"/>
          </calcext:conditional-format>
          <calcext:conditional-format calcext:target-range-address="Feuille1.N188:Feuille1.N188">
            <calcext:condition calcext:apply-style-name="Cellule grisée" calcext:value="formula-is([.M188]=0)" calcext:base-cell-address="Feuille1.N188"/>
          </calcext:conditional-format>
          <calcext:conditional-format calcext:target-range-address="Feuille1.P188:Feuille1.P188">
            <calcext:condition calcext:apply-style-name="Cellule grisée" calcext:value="formula-is([.O188]=0)" calcext:base-cell-address="Feuille1.P188"/>
          </calcext:conditional-format>
          <calcext:conditional-format calcext:target-range-address="Feuille1.Q188:Feuille1.Q188">
            <calcext:condition calcext:apply-style-name="Cellule grisée" calcext:value="formula-is([.P188]=0)" calcext:base-cell-address="Feuille1.Q188"/>
            <calcext:condition calcext:apply-style-name="Cellule invalide" calcext:value="formula-is(AND([.P188]&lt;&gt;0;#REF!=&quot;&quot;))" calcext:base-cell-address="Feuille1.Q188"/>
          </calcext:conditional-format>
          <calcext:conditional-format calcext:target-range-address="Feuille1.S188:Feuille1.S188">
            <calcext:condition calcext:apply-style-name="Cellule grisée" calcext:value="formula-is([.R188]=0)" calcext:base-cell-address="Feuille1.S188"/>
          </calcext:conditional-format>
          <calcext:conditional-format calcext:target-range-address="Feuille1.T188:Feuille1.T188">
            <calcext:condition calcext:apply-style-name="Cellule grisée" calcext:value="formula-is([.S188]=0)" calcext:base-cell-address="Feuille1.T188"/>
            <calcext:condition calcext:apply-style-name="Cellule invalide" calcext:value="formula-is(AND([.S188]&lt;&gt;0;#REF!=&quot;&quot;))" calcext:base-cell-address="Feuille1.T188"/>
          </calcext:conditional-format>
          <calcext:conditional-format calcext:target-range-address="Feuille1.C190:Feuille1.C190">
            <calcext:condition calcext:apply-style-name="Cellule invalide" calcext:value="formula-is(#REF!=&quot;&quot;)" calcext:base-cell-address="Feuille1.C190"/>
          </calcext:conditional-format>
          <calcext:conditional-format calcext:target-range-address="Feuille1.D190:Feuille1.D190">
            <calcext:condition calcext:apply-style-name="Cellule grisée" calcext:value="formula-is([.C190]=0)" calcext:base-cell-address="Feuille1.D190"/>
          </calcext:conditional-format>
          <calcext:conditional-format calcext:target-range-address="Feuille1.E190:Feuille1.E190">
            <calcext:condition calcext:apply-style-name="Cellule grisée" calcext:value="formula-is([.C190]=0)" calcext:base-cell-address="Feuille1.E190"/>
          </calcext:conditional-format>
          <calcext:conditional-format calcext:target-range-address="Feuille1.F190:Feuille1.F190">
            <calcext:condition calcext:apply-style-name="Cellule invalide" calcext:value="formula-is(#REF!=&quot;&quot;)" calcext:base-cell-address="Feuille1.F190"/>
          </calcext:conditional-format>
          <calcext:conditional-format calcext:target-range-address="Feuille1.G190:Feuille1.G190">
            <calcext:condition calcext:apply-style-name="Cellule grisée" calcext:value="formula-is([.F190]=0)" calcext:base-cell-address="Feuille1.G190"/>
          </calcext:conditional-format>
          <calcext:conditional-format calcext:target-range-address="Feuille1.H190:Feuille1.H190">
            <calcext:condition calcext:apply-style-name="Cellule grisée" calcext:value="formula-is([.G190]=0)" calcext:base-cell-address="Feuille1.H190"/>
          </calcext:conditional-format>
          <calcext:conditional-format calcext:target-range-address="Feuille1.I190:Feuille1.I190">
            <calcext:condition calcext:apply-style-name="Cellule invalide" calcext:value="formula-is(#REF!=&quot;&quot;)" calcext:base-cell-address="Feuille1.I190"/>
          </calcext:conditional-format>
          <calcext:conditional-format calcext:target-range-address="Feuille1.J190:Feuille1.J190">
            <calcext:condition calcext:apply-style-name="Cellule grisée" calcext:value="formula-is([.I190]=0)" calcext:base-cell-address="Feuille1.J190"/>
          </calcext:conditional-format>
          <calcext:conditional-format calcext:target-range-address="Feuille1.K190:Feuille1.K190">
            <calcext:condition calcext:apply-style-name="Cellule grisée" calcext:value="formula-is([.J190]=0)" calcext:base-cell-address="Feuille1.K190"/>
          </calcext:conditional-format>
          <calcext:conditional-format calcext:target-range-address="Feuille1.L190:Feuille1.L190">
            <calcext:condition calcext:apply-style-name="Cellule invalide" calcext:value="formula-is(#REF!=&quot;&quot;)" calcext:base-cell-address="Feuille1.L190"/>
          </calcext:conditional-format>
          <calcext:conditional-format calcext:target-range-address="Feuille1.M190:Feuille1.M190">
            <calcext:condition calcext:apply-style-name="Cellule grisée" calcext:value="formula-is([.L190]=0)" calcext:base-cell-address="Feuille1.M190"/>
          </calcext:conditional-format>
          <calcext:conditional-format calcext:target-range-address="Feuille1.N190:Feuille1.N190">
            <calcext:condition calcext:apply-style-name="Cellule grisée" calcext:value="formula-is([.M190]=0)" calcext:base-cell-address="Feuille1.N190"/>
          </calcext:conditional-format>
          <calcext:conditional-format calcext:target-range-address="Feuille1.P190:Feuille1.P190">
            <calcext:condition calcext:apply-style-name="Cellule grisée" calcext:value="formula-is([.O190]=0)" calcext:base-cell-address="Feuille1.P190"/>
          </calcext:conditional-format>
          <calcext:conditional-format calcext:target-range-address="Feuille1.Q190:Feuille1.Q190">
            <calcext:condition calcext:apply-style-name="Cellule grisée" calcext:value="formula-is([.P190]=0)" calcext:base-cell-address="Feuille1.Q190"/>
            <calcext:condition calcext:apply-style-name="Cellule invalide" calcext:value="formula-is(AND([.P190]&lt;&gt;0;#REF!=&quot;&quot;))" calcext:base-cell-address="Feuille1.Q190"/>
          </calcext:conditional-format>
          <calcext:conditional-format calcext:target-range-address="Feuille1.S190:Feuille1.S190">
            <calcext:condition calcext:apply-style-name="Cellule grisée" calcext:value="formula-is([.R190]=0)" calcext:base-cell-address="Feuille1.S190"/>
          </calcext:conditional-format>
          <calcext:conditional-format calcext:target-range-address="Feuille1.T190:Feuille1.T190">
            <calcext:condition calcext:apply-style-name="Cellule grisée" calcext:value="formula-is([.S190]=0)" calcext:base-cell-address="Feuille1.T190"/>
            <calcext:condition calcext:apply-style-name="Cellule invalide" calcext:value="formula-is(AND([.S190]&lt;&gt;0;#REF!=&quot;&quot;))" calcext:base-cell-address="Feuille1.T190"/>
          </calcext:conditional-format>
          <calcext:conditional-format calcext:target-range-address="Feuille1.AK188:Feuille1.AK188">
            <calcext:condition calcext:apply-style-name="Cellule invalide" calcext:value="=&quot;&quot;" calcext:base-cell-address="Feuille1.AK188"/>
          </calcext:conditional-format>
          <calcext:conditional-format calcext:target-range-address="Feuille1.AK186:Feuille1.AK186">
            <calcext:condition calcext:apply-style-name="Cellule invalide" calcext:value="=&quot;&quot;" calcext:base-cell-address="Feuille1.AK18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57:24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8:57:50.788000000</dc:date>
    <meta:editing-duration>PT19H16M29S</meta:editing-duration>
    <meta:editing-cycles>703</meta:editing-cycles>
    <meta:document-statistic meta:table-count="1" meta:cell-count="5027" meta:object-count="0"/>
  </office:meta>
</office:document-meta>
</file>